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order="none" fo:padding-bottom="0.0193in" fo:padding-left="0.0138in" fo:padding-right="0.0138in" fo:padding-top="0.0193in"/>
    </style:style>
    <style:style style:name="ce13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14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15" style:family="table-cell" style:parent-style-name="Default" style:data-style-name="N1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1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3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24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6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8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1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32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3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4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35" style:family="table-cell" style:parent-style-name="Default" style:data-style-name="N118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6" style:family="table-cell" style:parent-style-name="Default" style:data-style-name="N118">
      <style:table-cell-properties fo:border="none" fo:padding-bottom="0.0193in" fo:padding-left="0.0138in" fo:padding-right="0.0138in" fo:padding-top="0.0193in"/>
    </style:style>
    <style:style style:name="ce37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38" style:family="table-cell" style:parent-style-name="Default" style:data-style-name="N117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9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41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42" style:family="table-cell" style:parent-style-name="Default" style:data-style-name="N11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JP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9"/>
        <table:table-column table:style-name="co6" table:default-cell-style-name="ce23"/>
        <table:table-column table:style-name="co6" table:default-cell-style-name="ce28"/>
        <table:table-column table:style-name="co6" table:default-cell-style-name="ce23"/>
        <table:table-column table:style-name="co6" table:default-cell-style-name="ce31"/>
        <table:table-column table:style-name="co6" table:default-cell-style-name="ce34"/>
        <table:table-column table:style-name="co6" table:default-cell-style-name="ce38"/>
        <table:table-column table:style-name="co6" table:default-cell-style-name="ce28"/>
        <table:table-column table:style-name="co6" table:default-cell-style-name="ce23"/>
        <table:table-column table:style-name="co7" table:default-cell-style-name="ce28"/>
        <table:table-column table:style-name="co6" table:default-cell-style-name="ce31"/>
        <table:table-column table:style-name="co6" table:default-cell-style-name="ce41"/>
        <table:table-row table:style-name="ro1">
          <table:table-cell/>
          <table:table-cell table:style-name="ce1"/>
          <table:table-cell table:style-name="ce5" table:number-columns-repeated="14"/>
        </table:table-row>
        <table:table-row table:style-name="ro2">
          <table:table-cell/>
          <table:table-cell table:style-name="ce2" office:value-type="string">
            <text:p>kepler.fi.muni.cz</text:p>
          </table:table-cell>
          <table:table-cell table:style-name="ce6" table:number-columns-repeated="2"/>
          <table:table-cell table:style-name="ce16" office:value-type="string">
            <text:p>GeForce GTX 580 (c.c. 2.0)</text:p>
          </table:table-cell>
          <table:table-cell table:style-name="ce6" table:number-columns-repeated="11"/>
        </table:table-row>
        <table:table-row table:style-name="ro3">
          <table:table-cell/>
          <table:table-cell table:style-name="ce1"/>
          <table:table-cell table:style-name="ce5" table:number-columns-repeated="14"/>
        </table:table-row>
        <table:table-row table:style-name="ro3">
          <table:table-cell/>
          <table:table-cell table:style-name="ce1" office:value-type="string">
            <text:p>HD 1920x1080</text:p>
          </table:table-cell>
          <table:table-cell table:style-name="ce5" table:number-columns-repeated="14"/>
        </table:table-row>
        <table:table-row table:style-name="ro4">
          <table:table-cell table:number-columns-repeated="2"/>
          <table:table-cell table:style-name="ce5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4">
          <table:table-cell/>
          <table:table-cell table:style-name="ce3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0">
            <text:p>100</text:p>
          </table:table-cell>
          <table:table-cell table:style-name="ce13" table:formula="of:=[.I7]/[.O7]" office:value-type="percentage" office:value="0.464197530864197">
            <text:p>46.42%</text:p>
          </table:table-cell>
          <table:table-cell table:style-name="ce18" office:value-type="float" office:value="9.725376">
            <text:p>9.73 ms</text:p>
          </table:table-cell>
          <table:table-cell table:style-name="ce22" office:value-type="float" office:value="9.59477">
            <text:p>9.59 ms</text:p>
          </table:table-cell>
          <table:table-cell table:style-name="ce27" office:value-type="float" office:value="9.221472">
            <text:p>9.22 ms</text:p>
          </table:table-cell>
          <table:table-cell table:style-name="ce22" office:value-type="float" office:value="9.867456">
            <text:p>9.87 ms</text:p>
          </table:table-cell>
          <table:table-cell table:style-name="ce30" office:value-type="float" office:value="2820">
            <text:p>2820 kB</text:p>
          </table:table-cell>
          <table:table-cell table:style-name="ce33" office:value-type="float" office:value="46.2454">
            <text:p>46.25 dB</text:p>
          </table:table-cell>
          <table:table-cell table:style-name="ce37" office:value-type="float" office:value="17.304031">
            <text:p>17.30 ms</text:p>
          </table:table-cell>
          <table:table-cell table:style-name="ce27" office:value-type="float" office:value="17.314">
            <text:p>17.31 ms</text:p>
          </table:table-cell>
          <table:table-cell table:style-name="ce22" office:value-type="float" office:value="15.260896">
            <text:p>15.26 ms</text:p>
          </table:table-cell>
          <table:table-cell table:style-name="ce27" office:value-type="float" office:value="21.093311">
            <text:p>21.09 ms</text:p>
          </table:table-cell>
          <table:table-cell table:style-name="ce30" office:value-type="float" office:value="6075">
            <text:p>6075 kB</text:p>
          </table:table-cell>
          <table:table-cell table:style-name="ce40" office:value-type="float" office:value="47.1255">
            <text:p>47.13 dB</text:p>
          </table:table-cell>
        </table:table-row>
        <table:table-row table:style-name="ro4">
          <table:table-cell/>
          <table:table-cell table:style-name="ce3"/>
          <table:table-cell office:value-type="float" office:value="95">
            <text:p>95</text:p>
          </table:table-cell>
          <table:table-cell table:formula="of:=[.I8]/[.O8]" office:value-type="percentage" office:value="0.194732510288066">
            <text:p>19.47%</text:p>
          </table:table-cell>
          <table:table-cell office:value-type="float" office:value="7.63472">
            <text:p>7.63 ms</text:p>
          </table:table-cell>
          <table:table-cell office:value-type="float" office:value="7.62335">
            <text:p>7.62 ms</text:p>
          </table:table-cell>
          <table:table-cell office:value-type="float" office:value="7.424512">
            <text:p>7.42 ms</text:p>
          </table:table-cell>
          <table:table-cell office:value-type="float" office:value="7.796928">
            <text:p>7.80 ms</text:p>
          </table:table-cell>
          <table:table-cell office:value-type="float" office:value="1183">
            <text:p>1183 kB</text:p>
          </table:table-cell>
          <table:table-cell office:value-type="float" office:value="40.1542">
            <text:p>40.15 dB</text:p>
          </table:table-cell>
          <table:table-cell office:value-type="float" office:value="11.034208">
            <text:p>11.03 ms</text:p>
          </table:table-cell>
          <table:table-cell office:value-type="float" office:value="10.4828">
            <text:p>10.48 ms</text:p>
          </table:table-cell>
          <table:table-cell office:value-type="float" office:value="7.998752">
            <text:p>8.00 ms</text:p>
          </table:table-cell>
          <table:table-cell office:value-type="float" office:value="11.355488">
            <text:p>11.36 ms</text:p>
          </table:table-cell>
          <table:table-cell office:value-type="float" office:value="6075">
            <text:p>6075 kB</text:p>
          </table:table-cell>
          <table:table-cell office:value-type="float" office:value="40.6783">
            <text:p>40.68 dB</text:p>
          </table:table-cell>
        </table:table-row>
        <table:table-row table:style-name="ro4">
          <table:table-cell/>
          <table:table-cell table:style-name="ce3"/>
          <table:table-cell office:value-type="float" office:value="90">
            <text:p>90</text:p>
          </table:table-cell>
          <table:table-cell table:formula="of:=[.I9]/[.O9]" office:value-type="percentage" office:value="0.134650205761317">
            <text:p>13.47%</text:p>
          </table:table-cell>
          <table:table-cell office:value-type="float" office:value="7.094432">
            <text:p>7.09 ms</text:p>
          </table:table-cell>
          <table:table-cell office:value-type="float" office:value="7.12187">
            <text:p>7.12 ms</text:p>
          </table:table-cell>
          <table:table-cell office:value-type="float" office:value="7.045888">
            <text:p>7.05 ms</text:p>
          </table:table-cell>
          <table:table-cell office:value-type="float" office:value="7.317728">
            <text:p>7.32 ms</text:p>
          </table:table-cell>
          <table:table-cell office:value-type="float" office:value="818">
            <text:p>818 kB</text:p>
          </table:table-cell>
          <table:table-cell office:value-type="float" office:value="37.4937">
            <text:p>37.49 dB</text:p>
          </table:table-cell>
          <table:table-cell office:value-type="float" office:value="8.325856">
            <text:p>8.33 ms</text:p>
          </table:table-cell>
          <table:table-cell office:value-type="float" office:value="7.90428">
            <text:p>7.90 ms</text:p>
          </table:table-cell>
          <table:table-cell office:value-type="float" office:value="6.2672">
            <text:p>6.27 ms</text:p>
          </table:table-cell>
          <table:table-cell office:value-type="float" office:value="8.51856">
            <text:p>8.52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/>
          <table:table-cell table:style-name="ce3"/>
          <table:table-cell office:value-type="float" office:value="85">
            <text:p>85</text:p>
          </table:table-cell>
          <table:table-cell table:formula="of:=[.I10]/[.O10]" office:value-type="percentage" office:value="0.10716049382716">
            <text:p>10.72%</text:p>
          </table:table-cell>
          <table:table-cell office:value-type="float" office:value="6.99056">
            <text:p>6.99 ms</text:p>
          </table:table-cell>
          <table:table-cell office:value-type="float" office:value="7.02574">
            <text:p>7.03 ms</text:p>
          </table:table-cell>
          <table:table-cell office:value-type="float" office:value="6.921248">
            <text:p>6.92 ms</text:p>
          </table:table-cell>
          <table:table-cell office:value-type="float" office:value="7.191968">
            <text:p>7.19 ms</text:p>
          </table:table-cell>
          <table:table-cell office:value-type="float" office:value="651">
            <text:p>651 kB</text:p>
          </table:table-cell>
          <table:table-cell office:value-type="float" office:value="35.9867">
            <text:p>35.99 dB</text:p>
          </table:table-cell>
          <table:table-cell office:value-type="float" office:value="6.8664">
            <text:p>6.87 ms</text:p>
          </table:table-cell>
          <table:table-cell office:value-type="float" office:value="6.58519">
            <text:p>6.59 ms</text:p>
          </table:table-cell>
          <table:table-cell office:value-type="float" office:value="5.436288">
            <text:p>5.44 ms</text:p>
          </table:table-cell>
          <table:table-cell office:value-type="float" office:value="6.904928">
            <text:p>6.90 ms</text:p>
          </table:table-cell>
          <table:table-cell office:value-type="float" office:value="6075">
            <text:p>6075 kB</text:p>
          </table:table-cell>
          <table:table-cell office:value-type="float" office:value="36.1774">
            <text:p>36.18 dB</text:p>
          </table:table-cell>
        </table:table-row>
        <table:table-row table:style-name="ro4">
          <table:table-cell/>
          <table:table-cell table:style-name="ce3"/>
          <table:table-cell office:value-type="float" office:value="80">
            <text:p>80</text:p>
          </table:table-cell>
          <table:table-cell table:formula="of:=[.I11]/[.O11]" office:value-type="percentage" office:value="0.0908641975308642">
            <text:p>9.09%</text:p>
          </table:table-cell>
          <table:table-cell office:value-type="float" office:value="6.893664">
            <text:p>6.89 ms</text:p>
          </table:table-cell>
          <table:table-cell office:value-type="float" office:value="6.95297">
            <text:p>6.95 ms</text:p>
          </table:table-cell>
          <table:table-cell office:value-type="float" office:value="6.852128">
            <text:p>6.85 ms</text:p>
          </table:table-cell>
          <table:table-cell office:value-type="float" office:value="7.203616">
            <text:p>7.20 ms</text:p>
          </table:table-cell>
          <table:table-cell office:value-type="float" office:value="552">
            <text:p>552 kB</text:p>
          </table:table-cell>
          <table:table-cell office:value-type="float" office:value="34.9769">
            <text:p>34.98 dB</text:p>
          </table:table-cell>
          <table:table-cell office:value-type="float" office:value="6.168256">
            <text:p>6.17 ms</text:p>
          </table:table-cell>
          <table:table-cell office:value-type="float" office:value="5.92154">
            <text:p>5.92 ms</text:p>
          </table:table-cell>
          <table:table-cell office:value-type="float" office:value="4.950496">
            <text:p>4.95 ms</text:p>
          </table:table-cell>
          <table:table-cell office:value-type="float" office:value="6.228608">
            <text:p>6.23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/>
          <table:table-cell table:style-name="ce3"/>
          <table:table-cell office:value-type="float" office:value="75">
            <text:p>75</text:p>
          </table:table-cell>
          <table:table-cell table:formula="of:=[.I12]/[.O12]" office:value-type="percentage" office:value="0.0791769547325103">
            <text:p>7.92%</text:p>
          </table:table-cell>
          <table:table-cell office:value-type="float" office:value="6.847968">
            <text:p>6.85 ms</text:p>
          </table:table-cell>
          <table:table-cell office:value-type="float" office:value="6.88216">
            <text:p>6.88 ms</text:p>
          </table:table-cell>
          <table:table-cell office:value-type="float" office:value="6.813248">
            <text:p>6.81 ms</text:p>
          </table:table-cell>
          <table:table-cell office:value-type="float" office:value="7.037216">
            <text:p>7.04 ms</text:p>
          </table:table-cell>
          <table:table-cell office:value-type="float" office:value="481">
            <text:p>481 kB</text:p>
          </table:table-cell>
          <table:table-cell office:value-type="float" office:value="34.1826">
            <text:p>34.18 dB</text:p>
          </table:table-cell>
          <table:table-cell office:value-type="float" office:value="5.93152">
            <text:p>5.93 ms</text:p>
          </table:table-cell>
          <table:table-cell office:value-type="float" office:value="5.67206">
            <text:p>5.67 ms</text:p>
          </table:table-cell>
          <table:table-cell office:value-type="float" office:value="4.626304">
            <text:p>4.63 ms</text:p>
          </table:table-cell>
          <table:table-cell office:value-type="float" office:value="6.12016">
            <text:p>6.12 ms</text:p>
          </table:table-cell>
          <table:table-cell office:value-type="float" office:value="6075">
            <text:p>6075 kB</text:p>
          </table:table-cell>
          <table:table-cell office:value-type="float" office:value="34.3084">
            <text:p>34.31 dB</text:p>
          </table:table-cell>
        </table:table-row>
        <table:table-row table:style-name="ro4">
          <table:table-cell/>
          <table:table-cell table:style-name="ce3"/>
          <table:table-cell office:value-type="float" office:value="70">
            <text:p>70</text:p>
          </table:table-cell>
          <table:table-cell table:formula="of:=[.I13]/[.O13]" office:value-type="percentage" office:value="0.0717695473251029">
            <text:p>7.18%</text:p>
          </table:table-cell>
          <table:table-cell office:value-type="float" office:value="6.865984">
            <text:p>6.87 ms</text:p>
          </table:table-cell>
          <table:table-cell office:value-type="float" office:value="6.86254">
            <text:p>6.86 ms</text:p>
          </table:table-cell>
          <table:table-cell office:value-type="float" office:value="6.7768">
            <text:p>6.78 ms</text:p>
          </table:table-cell>
          <table:table-cell office:value-type="float" office:value="6.987232">
            <text:p>6.99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5.64064">
            <text:p>5.64 ms</text:p>
          </table:table-cell>
          <table:table-cell office:value-type="float" office:value="5.436">
            <text:p>5.44 ms</text:p>
          </table:table-cell>
          <table:table-cell office:value-type="float" office:value="4.364608">
            <text:p>4.36 ms</text:p>
          </table:table-cell>
          <table:table-cell office:value-type="float" office:value="5.90448">
            <text:p>5.90 ms</text:p>
          </table:table-cell>
          <table:table-cell office:value-type="float" office:value="6075">
            <text:p>6075 kB</text:p>
          </table:table-cell>
          <table:table-cell office:value-type="float" office:value="33.7355">
            <text:p>33.74 dB</text:p>
          </table:table-cell>
        </table:table-row>
        <table:table-row table:style-name="ro4">
          <table:table-cell/>
          <table:table-cell table:style-name="ce3"/>
          <table:table-cell office:value-type="float" office:value="65">
            <text:p>65</text:p>
          </table:table-cell>
          <table:table-cell table:formula="of:=[.I14]/[.O14]" office:value-type="percentage" office:value="0.0655144032921811">
            <text:p>6.55%</text:p>
          </table:table-cell>
          <table:table-cell office:value-type="float" office:value="6.880576">
            <text:p>6.88 ms</text:p>
          </table:table-cell>
          <table:table-cell office:value-type="float" office:value="6.87208">
            <text:p>6.87 ms</text:p>
          </table:table-cell>
          <table:table-cell office:value-type="float" office:value="6.779808">
            <text:p>6.78 ms</text:p>
          </table:table-cell>
          <table:table-cell office:value-type="float" office:value="6.973824">
            <text:p>6.97 ms</text:p>
          </table:table-cell>
          <table:table-cell office:value-type="float" office:value="398">
            <text:p>398 kB</text:p>
          </table:table-cell>
          <table:table-cell office:value-type="float" office:value="33.1443">
            <text:p>33.14 dB</text:p>
          </table:table-cell>
          <table:table-cell office:value-type="float" office:value="5.38688">
            <text:p>5.39 ms</text:p>
          </table:table-cell>
          <table:table-cell office:value-type="float" office:value="5.16904">
            <text:p>5.17 ms</text:p>
          </table:table-cell>
          <table:table-cell office:value-type="float" office:value="4.17024">
            <text:p>4.17 ms</text:p>
          </table:table-cell>
          <table:table-cell office:value-type="float" office:value="5.586976">
            <text:p>5.59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/>
          <table:table-cell table:style-name="ce3"/>
          <table:table-cell office:value-type="float" office:value="60">
            <text:p>60</text:p>
          </table:table-cell>
          <table:table-cell table:formula="of:=[.I15]/[.O15]" office:value-type="percentage" office:value="0.0605761316872428">
            <text:p>6.06%</text:p>
          </table:table-cell>
          <table:table-cell office:value-type="float" office:value="6.800384">
            <text:p>6.80 ms</text:p>
          </table:table-cell>
          <table:table-cell office:value-type="float" office:value="6.83362">
            <text:p>6.83 ms</text:p>
          </table:table-cell>
          <table:table-cell office:value-type="float" office:value="6.728">
            <text:p>6.73 ms</text:p>
          </table:table-cell>
          <table:table-cell office:value-type="float" office:value="6.992576">
            <text:p>6.99 ms</text:p>
          </table:table-cell>
          <table:table-cell office:value-type="float" office:value="368">
            <text:p>368 kB</text:p>
          </table:table-cell>
          <table:table-cell office:value-type="float" office:value="32.7055">
            <text:p>32.71 dB</text:p>
          </table:table-cell>
          <table:table-cell office:value-type="float" office:value="5.143168">
            <text:p>5.14 ms</text:p>
          </table:table-cell>
          <table:table-cell office:value-type="float" office:value="4.95957">
            <text:p>4.96 ms</text:p>
          </table:table-cell>
          <table:table-cell office:value-type="float" office:value="4.010592">
            <text:p>4.01 ms</text:p>
          </table:table-cell>
          <table:table-cell office:value-type="float" office:value="5.321184">
            <text:p>5.32 ms</text:p>
          </table:table-cell>
          <table:table-cell office:value-type="float" office:value="6075">
            <text:p>6075 kB</text:p>
          </table:table-cell>
          <table:table-cell office:value-type="float" office:value="32.7931">
            <text:p>32.79 dB</text:p>
          </table:table-cell>
        </table:table-row>
        <table:table-row table:style-name="ro4">
          <table:table-cell/>
          <table:table-cell table:style-name="ce3"/>
          <table:table-cell office:value-type="float" office:value="55">
            <text:p>55</text:p>
          </table:table-cell>
          <table:table-cell table:formula="of:=[.I16]/[.O16]" office:value-type="percentage" office:value="0.0566255144032922">
            <text:p>5.66%</text:p>
          </table:table-cell>
          <table:table-cell office:value-type="float" office:value="6.800064">
            <text:p>6.80 ms</text:p>
          </table:table-cell>
          <table:table-cell office:value-type="float" office:value="6.79778">
            <text:p>6.80 ms</text:p>
          </table:table-cell>
          <table:table-cell office:value-type="float" office:value="6.708">
            <text:p>6.71 ms</text:p>
          </table:table-cell>
          <table:table-cell office:value-type="float" office:value="6.984256">
            <text:p>6.98 ms</text:p>
          </table:table-cell>
          <table:table-cell office:value-type="float" office:value="344">
            <text:p>344 kB</text:p>
          </table:table-cell>
          <table:table-cell office:value-type="float" office:value="32.3348">
            <text:p>32.33 dB</text:p>
          </table:table-cell>
          <table:table-cell office:value-type="float" office:value="4.681408">
            <text:p>4.68 ms</text:p>
          </table:table-cell>
          <table:table-cell office:value-type="float" office:value="4.52864">
            <text:p>4.53 ms</text:p>
          </table:table-cell>
          <table:table-cell office:value-type="float" office:value="3.896864">
            <text:p>3.90 ms</text:p>
          </table:table-cell>
          <table:table-cell office:value-type="float" office:value="4.7128">
            <text:p>4.71 ms</text:p>
          </table:table-cell>
          <table:table-cell office:value-type="float" office:value="6075">
            <text:p>6075 kB</text:p>
          </table:table-cell>
          <table:table-cell office:value-type="float" office:value="32.4319">
            <text:p>32.43 dB</text:p>
          </table:table-cell>
        </table:table-row>
        <table:table-row table:style-name="ro4">
          <table:table-cell/>
          <table:table-cell table:style-name="ce3"/>
          <table:table-cell office:value-type="float" office:value="50">
            <text:p>50</text:p>
          </table:table-cell>
          <table:table-cell table:formula="of:=[.I17]/[.O17]" office:value-type="percentage" office:value="0.0533333333333333">
            <text:p>5.33%</text:p>
          </table:table-cell>
          <table:table-cell office:value-type="float" office:value="6.71712">
            <text:p>6.72 ms</text:p>
          </table:table-cell>
          <table:table-cell office:value-type="float" office:value="6.74107">
            <text:p>6.74 ms</text:p>
          </table:table-cell>
          <table:table-cell office:value-type="float" office:value="6.65952">
            <text:p>6.66 ms</text:p>
          </table:table-cell>
          <table:table-cell office:value-type="float" office:value="6.872608">
            <text:p>6.87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4.542432">
            <text:p>4.54 ms</text:p>
          </table:table-cell>
          <table:table-cell office:value-type="float" office:value="4.40017">
            <text:p>4.40 ms</text:p>
          </table:table-cell>
          <table:table-cell office:value-type="float" office:value="3.789696">
            <text:p>3.79 ms</text:p>
          </table:table-cell>
          <table:table-cell office:value-type="float" office:value="4.583296">
            <text:p>4.58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/>
          <table:table-cell table:style-name="ce3"/>
          <table:table-cell office:value-type="float" office:value="45">
            <text:p>45</text:p>
          </table:table-cell>
          <table:table-cell table:formula="of:=[.I18]/[.O18]" office:value-type="percentage" office:value="0.0503703703703704">
            <text:p>5.04%</text:p>
          </table:table-cell>
          <table:table-cell office:value-type="float" office:value="6.705184">
            <text:p>6.71 ms</text:p>
          </table:table-cell>
          <table:table-cell office:value-type="float" office:value="6.71983">
            <text:p>6.72 ms</text:p>
          </table:table-cell>
          <table:table-cell office:value-type="float" office:value="6.67456">
            <text:p>6.67 ms</text:p>
          </table:table-cell>
          <table:table-cell office:value-type="float" office:value="6.855584">
            <text:p>6.86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4.405536">
            <text:p>4.41 ms</text:p>
          </table:table-cell>
          <table:table-cell office:value-type="float" office:value="4.27487">
            <text:p>4.27 ms</text:p>
          </table:table-cell>
          <table:table-cell office:value-type="float" office:value="3.684192">
            <text:p>3.68 ms</text:p>
          </table:table-cell>
          <table:table-cell office:value-type="float" office:value="4.455584">
            <text:p>4.46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/>
          <table:table-cell table:style-name="ce3"/>
          <table:table-cell office:value-type="float" office:value="40">
            <text:p>40</text:p>
          </table:table-cell>
          <table:table-cell table:formula="of:=[.I19]/[.O19]" office:value-type="percentage" office:value="0.0467489711934156">
            <text:p>4.67%</text:p>
          </table:table-cell>
          <table:table-cell office:value-type="float" office:value="6.790208">
            <text:p>6.79 ms</text:p>
          </table:table-cell>
          <table:table-cell office:value-type="float" office:value="6.76926">
            <text:p>6.77 ms</text:p>
          </table:table-cell>
          <table:table-cell office:value-type="float" office:value="6.655424">
            <text:p>6.66 ms</text:p>
          </table:table-cell>
          <table:table-cell office:value-type="float" office:value="6.88944">
            <text:p>6.89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4.250464">
            <text:p>4.25 ms</text:p>
          </table:table-cell>
          <table:table-cell office:value-type="float" office:value="4.11829">
            <text:p>4.12 ms</text:p>
          </table:table-cell>
          <table:table-cell office:value-type="float" office:value="3.540736">
            <text:p>3.54 ms</text:p>
          </table:table-cell>
          <table:table-cell office:value-type="float" office:value="4.284128">
            <text:p>4.28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/>
          <table:table-cell table:style-name="ce3"/>
          <table:table-cell office:value-type="float" office:value="35">
            <text:p>35</text:p>
          </table:table-cell>
          <table:table-cell table:formula="of:=[.I20]/[.O20]" office:value-type="percentage" office:value="0.0436213991769547">
            <text:p>4.36%</text:p>
          </table:table-cell>
          <table:table-cell office:value-type="float" office:value="6.665152">
            <text:p>6.67 ms</text:p>
          </table:table-cell>
          <table:table-cell office:value-type="float" office:value="6.67424">
            <text:p>6.67 ms</text:p>
          </table:table-cell>
          <table:table-cell office:value-type="float" office:value="6.629536">
            <text:p>6.63 ms</text:p>
          </table:table-cell>
          <table:table-cell office:value-type="float" office:value="6.793664">
            <text:p>6.79 ms</text:p>
          </table:table-cell>
          <table:table-cell office:value-type="float" office:value="265">
            <text:p>265 kB</text:p>
          </table:table-cell>
          <table:table-cell office:value-type="float" office:value="30.9544">
            <text:p>30.95 dB</text:p>
          </table:table-cell>
          <table:table-cell office:value-type="float" office:value="4.396096">
            <text:p>4.40 ms</text:p>
          </table:table-cell>
          <table:table-cell office:value-type="float" office:value="4.18918">
            <text:p>4.19 ms</text:p>
          </table:table-cell>
          <table:table-cell office:value-type="float" office:value="3.463072">
            <text:p>3.46 ms</text:p>
          </table:table-cell>
          <table:table-cell office:value-type="float" office:value="4.703488">
            <text:p>4.70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/>
          <table:table-cell table:style-name="ce3"/>
          <table:table-cell office:value-type="float" office:value="30">
            <text:p>30</text:p>
          </table:table-cell>
          <table:table-cell table:formula="of:=[.I21]/[.O21]" office:value-type="percentage" office:value="0.04">
            <text:p>4.00%</text:p>
          </table:table-cell>
          <table:table-cell office:value-type="float" office:value="6.677952">
            <text:p>6.68 ms</text:p>
          </table:table-cell>
          <table:table-cell office:value-type="float" office:value="6.6923">
            <text:p>6.69 ms</text:p>
          </table:table-cell>
          <table:table-cell office:value-type="float" office:value="6.641376">
            <text:p>6.64 ms</text:p>
          </table:table-cell>
          <table:table-cell office:value-type="float" office:value="6.827232">
            <text:p>6.83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3.323296">
            <text:p>3.32 ms</text:p>
          </table:table-cell>
          <table:table-cell office:value-type="float" office:value="3.32723">
            <text:p>3.33 ms</text:p>
          </table:table-cell>
          <table:table-cell office:value-type="float" office:value="3.307392">
            <text:p>3.31 ms</text:p>
          </table:table-cell>
          <table:table-cell office:value-type="float" office:value="3.34896">
            <text:p>3.35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/>
          <table:table-cell table:style-name="ce3"/>
          <table:table-cell office:value-type="float" office:value="25">
            <text:p>25</text:p>
          </table:table-cell>
          <table:table-cell table:formula="of:=[.I22]/[.O22]" office:value-type="percentage" office:value="0.0360493827160494">
            <text:p>3.60%</text:p>
          </table:table-cell>
          <table:table-cell office:value-type="float" office:value="6.637664">
            <text:p>6.64 ms</text:p>
          </table:table-cell>
          <table:table-cell office:value-type="float" office:value="6.67057">
            <text:p>6.67 ms</text:p>
          </table:table-cell>
          <table:table-cell office:value-type="float" office:value="6.61776">
            <text:p>6.62 ms</text:p>
          </table:table-cell>
          <table:table-cell office:value-type="float" office:value="6.868032">
            <text:p>6.87 ms</text:p>
          </table:table-cell>
          <table:table-cell office:value-type="float" office:value="219">
            <text:p>219 kB</text:p>
          </table:table-cell>
          <table:table-cell office:value-type="float" office:value="29.8468">
            <text:p>29.85 dB</text:p>
          </table:table-cell>
          <table:table-cell office:value-type="float" office:value="3.91952">
            <text:p>3.92 ms</text:p>
          </table:table-cell>
          <table:table-cell office:value-type="float" office:value="3.81417">
            <text:p>3.81 ms</text:p>
          </table:table-cell>
          <table:table-cell office:value-type="float" office:value="3.190688">
            <text:p>3.19 ms</text:p>
          </table:table-cell>
          <table:table-cell office:value-type="float" office:value="4.344736">
            <text:p>4.34 ms</text:p>
          </table:table-cell>
          <table:table-cell office:value-type="float" office:value="6075">
            <text:p>6075 kB</text:p>
          </table:table-cell>
          <table:table-cell office:value-type="float" office:value="29.8744">
            <text:p>29.87 dB</text:p>
          </table:table-cell>
        </table:table-row>
        <table:table-row table:style-name="ro4">
          <table:table-cell/>
          <table:table-cell table:style-name="ce3"/>
          <table:table-cell office:value-type="float" office:value="20">
            <text:p>20</text:p>
          </table:table-cell>
          <table:table-cell table:formula="of:=[.I23]/[.O23]" office:value-type="percentage" office:value="0.0317695473251029">
            <text:p>3.18%</text:p>
          </table:table-cell>
          <table:table-cell office:value-type="float" office:value="6.611488">
            <text:p>6.61 ms</text:p>
          </table:table-cell>
          <table:table-cell office:value-type="float" office:value="6.63128">
            <text:p>6.63 ms</text:p>
          </table:table-cell>
          <table:table-cell office:value-type="float" office:value="6.568736">
            <text:p>6.57 ms</text:p>
          </table:table-cell>
          <table:table-cell office:value-type="float" office:value="6.763776">
            <text:p>6.76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3.520864">
            <text:p>3.52 ms</text:p>
          </table:table-cell>
          <table:table-cell office:value-type="float" office:value="3.42415">
            <text:p>3.42 ms</text:p>
          </table:table-cell>
          <table:table-cell office:value-type="float" office:value="3.01712">
            <text:p>3.02 ms</text:p>
          </table:table-cell>
          <table:table-cell office:value-type="float" office:value="3.5368">
            <text:p>3.54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/>
          <table:table-cell table:style-name="ce3"/>
          <table:table-cell office:value-type="float" office:value="15">
            <text:p>15</text:p>
          </table:table-cell>
          <table:table-cell table:formula="of:=[.I24]/[.O24]" office:value-type="percentage" office:value="0.0271604938271605">
            <text:p>2.72%</text:p>
          </table:table-cell>
          <table:table-cell office:value-type="float" office:value="6.600192">
            <text:p>6.60 ms</text:p>
          </table:table-cell>
          <table:table-cell office:value-type="float" office:value="6.61916">
            <text:p>6.62 ms</text:p>
          </table:table-cell>
          <table:table-cell office:value-type="float" office:value="6.573792">
            <text:p>6.57 ms</text:p>
          </table:table-cell>
          <table:table-cell office:value-type="float" office:value="6.714496">
            <text:p>6.71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3.28128">
            <text:p>3.28 ms</text:p>
          </table:table-cell>
          <table:table-cell office:value-type="float" office:value="3.20051">
            <text:p>3.20 ms</text:p>
          </table:table-cell>
          <table:table-cell office:value-type="float" office:value="2.836352">
            <text:p>2.84 ms</text:p>
          </table:table-cell>
          <table:table-cell office:value-type="float" office:value="3.307808">
            <text:p>3.31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/>
          <table:table-cell table:style-name="ce3"/>
          <table:table-cell office:value-type="float" office:value="10">
            <text:p>10</text:p>
          </table:table-cell>
          <table:table-cell table:formula="of:=[.I25]/[.O25]" office:value-type="percentage" office:value="0.0220576131687243">
            <text:p>2.21%</text:p>
          </table:table-cell>
          <table:table-cell office:value-type="float" office:value="6.56848">
            <text:p>6.57 ms</text:p>
          </table:table-cell>
          <table:table-cell office:value-type="float" office:value="6.59005">
            <text:p>6.59 ms</text:p>
          </table:table-cell>
          <table:table-cell office:value-type="float" office:value="6.557952">
            <text:p>6.56 ms</text:p>
          </table:table-cell>
          <table:table-cell office:value-type="float" office:value="6.658848">
            <text:p>6.66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3.284736">
            <text:p>3.28 ms</text:p>
          </table:table-cell>
          <table:table-cell office:value-type="float" office:value="3.08836">
            <text:p>3.09 ms</text:p>
          </table:table-cell>
          <table:table-cell office:value-type="float" office:value="2.661888">
            <text:p>2.66 ms</text:p>
          </table:table-cell>
          <table:table-cell office:value-type="float" office:value="3.307584">
            <text:p>3.31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/>
          <table:table-cell table:style-name="ce3"/>
          <table:table-cell table:style-name="ce10" office:value-type="float" office:value="5">
            <text:p>5</text:p>
          </table:table-cell>
          <table:table-cell table:style-name="ce15" table:formula="of:=[.I26]/[.O26]" office:value-type="percentage" office:value="0.0166255144032922">
            <text:p>1.66%</text:p>
          </table:table-cell>
          <table:table-cell table:style-name="ce20" office:value-type="float" office:value="6.536416">
            <text:p>6.54 ms</text:p>
          </table:table-cell>
          <table:table-cell table:style-name="ce24" office:value-type="float" office:value="6.54649">
            <text:p>6.55 ms</text:p>
          </table:table-cell>
          <table:table-cell table:style-name="ce29" office:value-type="float" office:value="6.506272">
            <text:p>6.51 ms</text:p>
          </table:table-cell>
          <table:table-cell table:style-name="ce24" office:value-type="float" office:value="6.686176">
            <text:p>6.69 ms</text:p>
          </table:table-cell>
          <table:table-cell table:style-name="ce32" office:value-type="float" office:value="101">
            <text:p>101 kB</text:p>
          </table:table-cell>
          <table:table-cell table:style-name="ce35" office:value-type="float" office:value="24.0711">
            <text:p>24.07 dB</text:p>
          </table:table-cell>
          <table:table-cell table:style-name="ce39" office:value-type="float" office:value="3.078048">
            <text:p>3.08 ms</text:p>
          </table:table-cell>
          <table:table-cell table:style-name="ce29" office:value-type="float" office:value="2.90049">
            <text:p>2.90 ms</text:p>
          </table:table-cell>
          <table:table-cell table:style-name="ce24" office:value-type="float" office:value="2.401824">
            <text:p>2.40 ms</text:p>
          </table:table-cell>
          <table:table-cell table:style-name="ce29" office:value-type="float" office:value="3.130496">
            <text:p>3.13 ms</text:p>
          </table:table-cell>
          <table:table-cell table:style-name="ce32" office:value-type="float" office:value="6075">
            <text:p>6075 kB</text:p>
          </table:table-cell>
          <table:table-cell table:style-name="ce42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3" table:formula="of:=[.I31]/[.O31]" office:value-type="percentage" office:value="0.363310185185185">
            <text:p>36.33%</text:p>
          </table:table-cell>
          <table:table-cell table:style-name="ce18" office:value-type="float" office:value="36.612576">
            <text:p>36.61 ms</text:p>
          </table:table-cell>
          <table:table-cell table:style-name="ce22" office:value-type="float" office:value="36.9153">
            <text:p>36.92 ms</text:p>
          </table:table-cell>
          <table:table-cell table:style-name="ce27" office:value-type="float" office:value="36.390591">
            <text:p>36.39 ms</text:p>
          </table:table-cell>
          <table:table-cell table:style-name="ce22" office:value-type="float" office:value="38.57296">
            <text:p>38.57 ms</text:p>
          </table:table-cell>
          <table:table-cell table:style-name="ce30" office:value-type="float" office:value="9417">
            <text:p>9417 kB</text:p>
          </table:table-cell>
          <table:table-cell table:style-name="ce33" office:value-type="float" office:value="46.2861">
            <text:p>46.29 dB</text:p>
          </table:table-cell>
          <table:table-cell table:style-name="ce37" office:value-type="float" office:value="52.434208">
            <text:p>52.43 ms</text:p>
          </table:table-cell>
          <table:table-cell table:style-name="ce27" office:value-type="float" office:value="53.3859">
            <text:p>53.39 ms</text:p>
          </table:table-cell>
          <table:table-cell table:style-name="ce22" office:value-type="float" office:value="52.337471">
            <text:p>52.34 ms</text:p>
          </table:table-cell>
          <table:table-cell table:style-name="ce27" office:value-type="float" office:value="57.200096">
            <text:p>57.20 ms</text:p>
          </table:table-cell>
          <table:table-cell table:style-name="ce30" office:value-type="float" office:value="25920">
            <text:p>25920 kB</text:p>
          </table:table-cell>
          <table:table-cell table:style-name="ce40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table:formula="of:=[.I32]/[.O32]" office:value-type="percentage" office:value="0.147376543209877">
            <text:p>14.74%</text:p>
          </table:table-cell>
          <table:table-cell office:value-type="float" office:value="29.299456">
            <text:p>29.30 ms</text:p>
          </table:table-cell>
          <table:table-cell office:value-type="float" office:value="29.3061">
            <text:p>29.31 ms</text:p>
          </table:table-cell>
          <table:table-cell office:value-type="float" office:value="28.95536">
            <text:p>28.96 ms</text:p>
          </table:table-cell>
          <table:table-cell office:value-type="float" office:value="29.836897">
            <text:p>29.84 ms</text:p>
          </table:table-cell>
          <table:table-cell office:value-type="float" office:value="3820">
            <text:p>3820 kB</text:p>
          </table:table-cell>
          <table:table-cell office:value-type="float" office:value="42.2565">
            <text:p>42.26 dB</text:p>
          </table:table-cell>
          <table:table-cell office:value-type="float" office:value="24.731775">
            <text:p>24.73 ms</text:p>
          </table:table-cell>
          <table:table-cell office:value-type="float" office:value="25.3459">
            <text:p>25.35 ms</text:p>
          </table:table-cell>
          <table:table-cell office:value-type="float" office:value="24.682848">
            <text:p>24.68 ms</text:p>
          </table:table-cell>
          <table:table-cell office:value-type="float" office:value="30.938208">
            <text:p>30.94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table:formula="of:=[.I33]/[.O33]" office:value-type="percentage" office:value="0.100925925925926">
            <text:p>10.09%</text:p>
          </table:table-cell>
          <table:table-cell office:value-type="float" office:value="27.949247">
            <text:p>27.95 ms</text:p>
          </table:table-cell>
          <table:table-cell office:value-type="float" office:value="27.991">
            <text:p>27.99 ms</text:p>
          </table:table-cell>
          <table:table-cell office:value-type="float" office:value="27.837152">
            <text:p>27.84 ms</text:p>
          </table:table-cell>
          <table:table-cell office:value-type="float" office:value="28.491199">
            <text:p>28.49 ms</text:p>
          </table:table-cell>
          <table:table-cell office:value-type="float" office:value="2616">
            <text:p>2616 kB</text:p>
          </table:table-cell>
          <table:table-cell office:value-type="float" office:value="40.72">
            <text:p>40.72 dB</text:p>
          </table:table-cell>
          <table:table-cell office:value-type="float" office:value="20.095167">
            <text:p>20.10 ms</text:p>
          </table:table-cell>
          <table:table-cell office:value-type="float" office:value="20.5873">
            <text:p>20.59 ms</text:p>
          </table:table-cell>
          <table:table-cell office:value-type="float" office:value="19.650208">
            <text:p>19.65 ms</text:p>
          </table:table-cell>
          <table:table-cell office:value-type="float" office:value="26.146496">
            <text:p>26.15 ms</text:p>
          </table:table-cell>
          <table:table-cell office:value-type="float" office:value="25920">
            <text:p>25920 kB</text:p>
          </table:table-cell>
          <table:table-cell office:value-type="float" office:value="41.3323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table:formula="of:=[.I34]/[.O34]" office:value-type="percentage" office:value="0.080787037037037">
            <text:p>8.08%</text:p>
          </table:table-cell>
          <table:table-cell office:value-type="float" office:value="27.68288">
            <text:p>27.68 ms</text:p>
          </table:table-cell>
          <table:table-cell office:value-type="float" office:value="27.7122">
            <text:p>27.71 ms</text:p>
          </table:table-cell>
          <table:table-cell office:value-type="float" office:value="27.440031">
            <text:p>27.44 ms</text:p>
          </table:table-cell>
          <table:table-cell office:value-type="float" office:value="28.020256">
            <text:p>28.02 ms</text:p>
          </table:table-cell>
          <table:table-cell office:value-type="float" office:value="2094">
            <text:p>2094 kB</text:p>
          </table:table-cell>
          <table:table-cell office:value-type="float" office:value="39.8061">
            <text:p>39.81 dB</text:p>
          </table:table-cell>
          <table:table-cell office:value-type="float" office:value="17.929407">
            <text:p>17.93 ms</text:p>
          </table:table-cell>
          <table:table-cell office:value-type="float" office:value="18.3002">
            <text:p>18.30 ms</text:p>
          </table:table-cell>
          <table:table-cell office:value-type="float" office:value="17.530497">
            <text:p>17.53 ms</text:p>
          </table:table-cell>
          <table:table-cell office:value-type="float" office:value="22.575136">
            <text:p>22.58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table:formula="of:=[.I35]/[.O35]" office:value-type="percentage" office:value="0.0692515432098765">
            <text:p>6.93%</text:p>
          </table:table-cell>
          <table:table-cell office:value-type="float" office:value="27.288">
            <text:p>27.29 ms</text:p>
          </table:table-cell>
          <table:table-cell office:value-type="float" office:value="27.3219">
            <text:p>27.32 ms</text:p>
          </table:table-cell>
          <table:table-cell office:value-type="float" office:value="27.216543">
            <text:p>27.22 ms</text:p>
          </table:table-cell>
          <table:table-cell office:value-type="float" office:value="27.677313">
            <text:p>27.68 ms</text:p>
          </table:table-cell>
          <table:table-cell office:value-type="float" office:value="1795">
            <text:p>1795 kB</text:p>
          </table:table-cell>
          <table:table-cell office:value-type="float" office:value="39.0917">
            <text:p>39.09 dB</text:p>
          </table:table-cell>
          <table:table-cell office:value-type="float" office:value="16.166592">
            <text:p>16.17 ms</text:p>
          </table:table-cell>
          <table:table-cell office:value-type="float" office:value="16.5581">
            <text:p>16.56 ms</text:p>
          </table:table-cell>
          <table:table-cell office:value-type="float" office:value="16.123775">
            <text:p>16.12 ms</text:p>
          </table:table-cell>
          <table:table-cell office:value-type="float" office:value="20.135328">
            <text:p>20.14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table:formula="of:=[.I36]/[.O36]" office:value-type="percentage" office:value="0.0611496913580247">
            <text:p>6.11%</text:p>
          </table:table-cell>
          <table:table-cell office:value-type="float" office:value="27.299936">
            <text:p>27.30 ms</text:p>
          </table:table-cell>
          <table:table-cell office:value-type="float" office:value="27.3386">
            <text:p>27.34 ms</text:p>
          </table:table-cell>
          <table:table-cell office:value-type="float" office:value="27.097153">
            <text:p>27.10 ms</text:p>
          </table:table-cell>
          <table:table-cell office:value-type="float" office:value="27.841888">
            <text:p>27.84 ms</text:p>
          </table:table-cell>
          <table:table-cell office:value-type="float" office:value="1585">
            <text:p>1585 kB</text:p>
          </table:table-cell>
          <table:table-cell office:value-type="float" office:value="38.4471">
            <text:p>38.45 dB</text:p>
          </table:table-cell>
          <table:table-cell office:value-type="float" office:value="15.261088">
            <text:p>15.26 ms</text:p>
          </table:table-cell>
          <table:table-cell office:value-type="float" office:value="15.958">
            <text:p>15.96 ms</text:p>
          </table:table-cell>
          <table:table-cell office:value-type="float" office:value="15.22416">
            <text:p>15.22 ms</text:p>
          </table:table-cell>
          <table:table-cell office:value-type="float" office:value="18.796225">
            <text:p>18.80 ms</text:p>
          </table:table-cell>
          <table:table-cell office:value-type="float" office:value="25920">
            <text:p>25920 kB</text:p>
          </table:table-cell>
          <table:table-cell office:value-type="float" office:value="38.7827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table:formula="of:=[.I37]/[.O37]" office:value-type="percentage" office:value="0.0560956790123457">
            <text:p>5.61%</text:p>
          </table:table-cell>
          <table:table-cell office:value-type="float" office:value="27.172129">
            <text:p>27.17 ms</text:p>
          </table:table-cell>
          <table:table-cell office:value-type="float" office:value="27.262">
            <text:p>27.26 ms</text:p>
          </table:table-cell>
          <table:table-cell office:value-type="float" office:value="27.077568">
            <text:p>27.08 ms</text:p>
          </table:table-cell>
          <table:table-cell office:value-type="float" office:value="27.879423">
            <text:p>27.88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14.64864">
            <text:p>14.65 ms</text:p>
          </table:table-cell>
          <table:table-cell office:value-type="float" office:value="14.9758">
            <text:p>14.98 ms</text:p>
          </table:table-cell>
          <table:table-cell office:value-type="float" office:value="14.626496">
            <text:p>14.63 ms</text:p>
          </table:table-cell>
          <table:table-cell office:value-type="float" office:value="17.921535">
            <text:p>17.92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table:formula="of:=[.I38]/[.O38]" office:value-type="percentage" office:value="0.0516203703703704">
            <text:p>5.16%</text:p>
          </table:table-cell>
          <table:table-cell office:value-type="float" office:value="27.139008">
            <text:p>27.14 ms</text:p>
          </table:table-cell>
          <table:table-cell office:value-type="float" office:value="27.2391">
            <text:p>27.24 ms</text:p>
          </table:table-cell>
          <table:table-cell office:value-type="float" office:value="27.020544">
            <text:p>27.02 ms</text:p>
          </table:table-cell>
          <table:table-cell office:value-type="float" office:value="27.948896">
            <text:p>27.95 ms</text:p>
          </table:table-cell>
          <table:table-cell office:value-type="float" office:value="1338">
            <text:p>1338 kB</text:p>
          </table:table-cell>
          <table:table-cell office:value-type="float" office:value="37.4687">
            <text:p>37.47 dB</text:p>
          </table:table-cell>
          <table:table-cell office:value-type="float" office:value="14.098944">
            <text:p>14.10 ms</text:p>
          </table:table-cell>
          <table:table-cell office:value-type="float" office:value="14.7151">
            <text:p>14.72 ms</text:p>
          </table:table-cell>
          <table:table-cell office:value-type="float" office:value="14.088896">
            <text:p>14.09 ms</text:p>
          </table:table-cell>
          <table:table-cell office:value-type="float" office:value="17.153952">
            <text:p>17.15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table:formula="of:=[.I39]/[.O39]" office:value-type="percentage" office:value="0.048070987654321">
            <text:p>4.81%</text:p>
          </table:table-cell>
          <table:table-cell office:value-type="float" office:value="27.017759">
            <text:p>27.02 ms</text:p>
          </table:table-cell>
          <table:table-cell office:value-type="float" office:value="27.1098">
            <text:p>27.11 ms</text:p>
          </table:table-cell>
          <table:table-cell office:value-type="float" office:value="26.926687">
            <text:p>26.93 ms</text:p>
          </table:table-cell>
          <table:table-cell office:value-type="float" office:value="27.567232">
            <text:p>27.57 ms</text:p>
          </table:table-cell>
          <table:table-cell office:value-type="float" office:value="1246">
            <text:p>1246 kB</text:p>
          </table:table-cell>
          <table:table-cell office:value-type="float" office:value="36.9364">
            <text:p>36.94 dB</text:p>
          </table:table-cell>
          <table:table-cell office:value-type="float" office:value="13.69488">
            <text:p>13.69 ms</text:p>
          </table:table-cell>
          <table:table-cell office:value-type="float" office:value="13.98">
            <text:p>13.98 ms</text:p>
          </table:table-cell>
          <table:table-cell office:value-type="float" office:value="13.66064">
            <text:p>13.66 ms</text:p>
          </table:table-cell>
          <table:table-cell office:value-type="float" office:value="16.56624">
            <text:p>16.57 ms</text:p>
          </table:table-cell>
          <table:table-cell office:value-type="float" office:value="25920">
            <text:p>25920 kB</text:p>
          </table:table-cell>
          <table:table-cell office:value-type="float" office:value="37.1774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table:formula="of:=[.I40]/[.O40]" office:value-type="percentage" office:value="0.0451774691358025">
            <text:p>4.52%</text:p>
          </table:table-cell>
          <table:table-cell office:value-type="float" office:value="27.13504">
            <text:p>27.14 ms</text:p>
          </table:table-cell>
          <table:table-cell office:value-type="float" office:value="27.1008">
            <text:p>27.10 ms</text:p>
          </table:table-cell>
          <table:table-cell office:value-type="float" office:value="26.879295">
            <text:p>26.88 ms</text:p>
          </table:table-cell>
          <table:table-cell office:value-type="float" office:value="27.657152">
            <text:p>27.66 ms</text:p>
          </table:table-cell>
          <table:table-cell office:value-type="float" office:value="1171">
            <text:p>1171 kB</text:p>
          </table:table-cell>
          <table:table-cell office:value-type="float" office:value="36.4799">
            <text:p>36.48 dB</text:p>
          </table:table-cell>
          <table:table-cell office:value-type="float" office:value="13.380768">
            <text:p>13.38 ms</text:p>
          </table:table-cell>
          <table:table-cell office:value-type="float" office:value="13.9155">
            <text:p>13.92 ms</text:p>
          </table:table-cell>
          <table:table-cell office:value-type="float" office:value="13.3328">
            <text:p>13.33 ms</text:p>
          </table:table-cell>
          <table:table-cell office:value-type="float" office:value="16.111328">
            <text:p>16.11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table:formula="of:=[.I41]/[.O41]" office:value-type="percentage" office:value="0.0427854938271605">
            <text:p>4.28%</text:p>
          </table:table-cell>
          <table:table-cell office:value-type="float" office:value="26.916256">
            <text:p>26.92 ms</text:p>
          </table:table-cell>
          <table:table-cell office:value-type="float" office:value="26.9616">
            <text:p>26.96 ms</text:p>
          </table:table-cell>
          <table:table-cell office:value-type="float" office:value="26.803232">
            <text:p>26.80 ms</text:p>
          </table:table-cell>
          <table:table-cell office:value-type="float" office:value="27.180737">
            <text:p>27.18 ms</text:p>
          </table:table-cell>
          <table:table-cell office:value-type="float" office:value="1109">
            <text:p>1109 kB</text:p>
          </table:table-cell>
          <table:table-cell office:value-type="float" office:value="36.1526">
            <text:p>36.15 dB</text:p>
          </table:table-cell>
          <table:table-cell office:value-type="float" office:value="13.487968">
            <text:p>13.49 ms</text:p>
          </table:table-cell>
          <table:table-cell office:value-type="float" office:value="13.7697">
            <text:p>13.77 ms</text:p>
          </table:table-cell>
          <table:table-cell office:value-type="float" office:value="13.00656">
            <text:p>13.01 ms</text:p>
          </table:table-cell>
          <table:table-cell office:value-type="float" office:value="15.881472">
            <text:p>15.88 ms</text:p>
          </table:table-cell>
          <table:table-cell office:value-type="float" office:value="25920">
            <text:p>25920 kB</text:p>
          </table:table-cell>
          <table:table-cell office:value-type="float" office:value="36.3342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table:formula="of:=[.I42]/[.O42]" office:value-type="percentage" office:value="0.0405478395061728">
            <text:p>4.05%</text:p>
          </table:table-cell>
          <table:table-cell office:value-type="float" office:value="26.99568">
            <text:p>27.00 ms</text:p>
          </table:table-cell>
          <table:table-cell office:value-type="float" office:value="26.9586">
            <text:p>26.96 ms</text:p>
          </table:table-cell>
          <table:table-cell office:value-type="float" office:value="26.780449">
            <text:p>26.78 ms</text:p>
          </table:table-cell>
          <table:table-cell office:value-type="float" office:value="27.182465">
            <text:p>27.18 ms</text:p>
          </table:table-cell>
          <table:table-cell office:value-type="float" office:value="1051">
            <text:p>1051 kB</text:p>
          </table:table-cell>
          <table:table-cell office:value-type="float" office:value="35.7224">
            <text:p>35.72 dB</text:p>
          </table:table-cell>
          <table:table-cell office:value-type="float" office:value="12.762304">
            <text:p>12.76 ms</text:p>
          </table:table-cell>
          <table:table-cell office:value-type="float" office:value="13.4835">
            <text:p>13.48 ms</text:p>
          </table:table-cell>
          <table:table-cell office:value-type="float" office:value="12.72256">
            <text:p>12.72 ms</text:p>
          </table:table-cell>
          <table:table-cell office:value-type="float" office:value="15.213376">
            <text:p>15.21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table:formula="of:=[.I43]/[.O43]" office:value-type="percentage" office:value="0.037962962962963">
            <text:p>3.80%</text:p>
          </table:table-cell>
          <table:table-cell office:value-type="float" office:value="26.857569">
            <text:p>26.86 ms</text:p>
          </table:table-cell>
          <table:table-cell office:value-type="float" office:value="26.8857">
            <text:p>26.89 ms</text:p>
          </table:table-cell>
          <table:table-cell office:value-type="float" office:value="26.773567">
            <text:p>26.77 ms</text:p>
          </table:table-cell>
          <table:table-cell office:value-type="float" office:value="27.093088">
            <text:p>27.09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12.400832">
            <text:p>12.40 ms</text:p>
          </table:table-cell>
          <table:table-cell office:value-type="float" office:value="12.6368">
            <text:p>12.64 ms</text:p>
          </table:table-cell>
          <table:table-cell office:value-type="float" office:value="12.370272">
            <text:p>12.37 ms</text:p>
          </table:table-cell>
          <table:table-cell office:value-type="float" office:value="14.742944">
            <text:p>14.74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table:formula="of:=[.I44]/[.O44]" office:value-type="percentage" office:value="0.0357253086419753">
            <text:p>3.57%</text:p>
          </table:table-cell>
          <table:table-cell office:value-type="float" office:value="26.901728">
            <text:p>26.90 ms</text:p>
          </table:table-cell>
          <table:table-cell office:value-type="float" office:value="26.8694">
            <text:p>26.87 ms</text:p>
          </table:table-cell>
          <table:table-cell office:value-type="float" office:value="26.715584">
            <text:p>26.72 ms</text:p>
          </table:table-cell>
          <table:table-cell office:value-type="float" office:value="27.064384">
            <text:p>27.06 ms</text:p>
          </table:table-cell>
          <table:table-cell office:value-type="float" office:value="926">
            <text:p>926 kB</text:p>
          </table:table-cell>
          <table:table-cell office:value-type="float" office:value="34.756">
            <text:p>34.76 dB</text:p>
          </table:table-cell>
          <table:table-cell office:value-type="float" office:value="12.111872">
            <text:p>12.11 ms</text:p>
          </table:table-cell>
          <table:table-cell office:value-type="float" office:value="12.55">
            <text:p>12.55 ms</text:p>
          </table:table-cell>
          <table:table-cell office:value-type="float" office:value="12.077184">
            <text:p>12.08 ms</text:p>
          </table:table-cell>
          <table:table-cell office:value-type="float" office:value="14.329184">
            <text:p>14.33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table:formula="of:=[.I45]/[.O45]" office:value-type="percentage" office:value="0.0330246913580247">
            <text:p>3.30%</text:p>
          </table:table-cell>
          <table:table-cell office:value-type="float" office:value="26.78928">
            <text:p>26.79 ms</text:p>
          </table:table-cell>
          <table:table-cell office:value-type="float" office:value="26.843">
            <text:p>26.84 ms</text:p>
          </table:table-cell>
          <table:table-cell office:value-type="float" office:value="26.683489">
            <text:p>26.68 ms</text:p>
          </table:table-cell>
          <table:table-cell office:value-type="float" office:value="27.030624">
            <text:p>27.03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11.735168">
            <text:p>11.74 ms</text:p>
          </table:table-cell>
          <table:table-cell office:value-type="float" office:value="12.146">
            <text:p>12.15 ms</text:p>
          </table:table-cell>
          <table:table-cell office:value-type="float" office:value="11.703072">
            <text:p>11.70 ms</text:p>
          </table:table-cell>
          <table:table-cell office:value-type="float" office:value="13.795488">
            <text:p>13.80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table:formula="of:=[.I46]/[.O46]" office:value-type="percentage" office:value="0.0302469135802469">
            <text:p>3.02%</text:p>
          </table:table-cell>
          <table:table-cell office:value-type="float" office:value="26.733984">
            <text:p>26.73 ms</text:p>
          </table:table-cell>
          <table:table-cell office:value-type="float" office:value="26.8881">
            <text:p>26.89 ms</text:p>
          </table:table-cell>
          <table:table-cell office:value-type="float" office:value="26.678112">
            <text:p>26.68 ms</text:p>
          </table:table-cell>
          <table:table-cell office:value-type="float" office:value="27.85696">
            <text:p>27.86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11.37072">
            <text:p>11.37 ms</text:p>
          </table:table-cell>
          <table:table-cell office:value-type="float" office:value="11.7398">
            <text:p>11.74 ms</text:p>
          </table:table-cell>
          <table:table-cell office:value-type="float" office:value="11.334592">
            <text:p>11.33 ms</text:p>
          </table:table-cell>
          <table:table-cell office:value-type="float" office:value="13.254464">
            <text:p>13.25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table:formula="of:=[.I47]/[.O47]" office:value-type="percentage" office:value="0.0272376543209877">
            <text:p>2.72%</text:p>
          </table:table-cell>
          <table:table-cell office:value-type="float" office:value="26.8064">
            <text:p>26.81 ms</text:p>
          </table:table-cell>
          <table:table-cell office:value-type="float" office:value="26.7584">
            <text:p>26.76 ms</text:p>
          </table:table-cell>
          <table:table-cell office:value-type="float" office:value="26.59136">
            <text:p>26.59 ms</text:p>
          </table:table-cell>
          <table:table-cell office:value-type="float" office:value="26.896959">
            <text:p>26.90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10.938816">
            <text:p>10.94 ms</text:p>
          </table:table-cell>
          <table:table-cell office:value-type="float" office:value="11.4476">
            <text:p>11.45 ms</text:p>
          </table:table-cell>
          <table:table-cell office:value-type="float" office:value="10.920992">
            <text:p>10.92 ms</text:p>
          </table:table-cell>
          <table:table-cell office:value-type="float" office:value="12.646496">
            <text:p>12.65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table:formula="of:=[.I48]/[.O48]" office:value-type="percentage" office:value="0.0240354938271605">
            <text:p>2.40%</text:p>
          </table:table-cell>
          <table:table-cell office:value-type="float" office:value="26.665089">
            <text:p>26.67 ms</text:p>
          </table:table-cell>
          <table:table-cell office:value-type="float" office:value="26.699">
            <text:p>26.70 ms</text:p>
          </table:table-cell>
          <table:table-cell office:value-type="float" office:value="26.529247">
            <text:p>26.53 ms</text:p>
          </table:table-cell>
          <table:table-cell office:value-type="float" office:value="27.082975">
            <text:p>27.08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10.471776">
            <text:p>10.47 ms</text:p>
          </table:table-cell>
          <table:table-cell office:value-type="float" office:value="10.6206">
            <text:p>10.62 ms</text:p>
          </table:table-cell>
          <table:table-cell office:value-type="float" office:value="10.447456">
            <text:p>10.45 ms</text:p>
          </table:table-cell>
          <table:table-cell office:value-type="float" office:value="12.005376">
            <text:p>12.01 ms</text:p>
          </table:table-cell>
          <table:table-cell office:value-type="float" office:value="25920">
            <text:p>25920 kB</text:p>
          </table:table-cell>
          <table:table-cell office:value-type="float" office:value="30.9135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table:formula="of:=[.I49]/[.O49]" office:value-type="percentage" office:value="0.0203703703703704">
            <text:p>2.04%</text:p>
          </table:table-cell>
          <table:table-cell office:value-type="float" office:value="26.698145">
            <text:p>26.70 ms</text:p>
          </table:table-cell>
          <table:table-cell office:value-type="float" office:value="26.6565">
            <text:p>26.66 ms</text:p>
          </table:table-cell>
          <table:table-cell office:value-type="float" office:value="26.453312">
            <text:p>26.45 ms</text:p>
          </table:table-cell>
          <table:table-cell office:value-type="float" office:value="27.131777">
            <text:p>27.13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9.914464">
            <text:p>9.91 ms</text:p>
          </table:table-cell>
          <table:table-cell office:value-type="float" office:value="10.0418">
            <text:p>10.04 ms</text:p>
          </table:table-cell>
          <table:table-cell office:value-type="float" office:value="9.887648">
            <text:p>9.89 ms</text:p>
          </table:table-cell>
          <table:table-cell office:value-type="float" office:value="11.218656">
            <text:p>11.22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5" table:formula="of:=[.I50]/[.O50]" office:value-type="percentage" office:value="0.0162422839506173">
            <text:p>1.62%</text:p>
          </table:table-cell>
          <table:table-cell table:style-name="ce20" office:value-type="float" office:value="26.491327">
            <text:p>26.49 ms</text:p>
          </table:table-cell>
          <table:table-cell table:style-name="ce24" office:value-type="float" office:value="26.543">
            <text:p>26.54 ms</text:p>
          </table:table-cell>
          <table:table-cell table:style-name="ce29" office:value-type="float" office:value="26.408993">
            <text:p>26.41 ms</text:p>
          </table:table-cell>
          <table:table-cell table:style-name="ce24" office:value-type="float" office:value="26.771008">
            <text:p>26.77 ms</text:p>
          </table:table-cell>
          <table:table-cell table:style-name="ce32" office:value-type="float" office:value="421">
            <text:p>421 kB</text:p>
          </table:table-cell>
          <table:table-cell table:style-name="ce35" office:value-type="float" office:value="25.6219">
            <text:p>25.62 dB</text:p>
          </table:table-cell>
          <table:table-cell table:style-name="ce39" office:value-type="float" office:value="9.219392">
            <text:p>9.22 ms</text:p>
          </table:table-cell>
          <table:table-cell table:style-name="ce29" office:value-type="float" office:value="9.21672">
            <text:p>9.22 ms</text:p>
          </table:table-cell>
          <table:table-cell table:style-name="ce24" office:value-type="float" office:value="9.198656">
            <text:p>9.20 ms</text:p>
          </table:table-cell>
          <table:table-cell table:style-name="ce29" office:value-type="float" office:value="9.24624">
            <text:p>9.25 ms</text:p>
          </table:table-cell>
          <table:table-cell table:style-name="ce32" office:value-type="float" office:value="25920">
            <text:p>25920 kB</text:p>
          </table:table-cell>
          <table:table-cell table:style-name="ce42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4"/>
        </table:table-row>
        <table:table-row table:style-name="ro3">
          <table:table-cell/>
          <table:table-cell table:style-name="ce4" office:value-type="string">
            <text:p>airacuda.fi.muni.cz</text:p>
          </table:table-cell>
          <table:table-cell table:style-name="ce4" table:number-columns-repeated="2"/>
          <table:table-cell table:style-name="ce4" office:value-type="string">
            <text:p>GeForce GTX 285 (1.3)</text:p>
          </table:table-cell>
          <table:table-cell table:style-name="ce11" table:number-columns-repeated="11"/>
        </table:table-row>
        <table:table-row table:style-name="ro3">
          <table:table-cell table:number-columns-repeated="2"/>
          <table:table-cell table:style-name="Default" table:number-columns-repeated="14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3" table:formula="of:=[.I57]/[.O57]" office:value-type="percentage" office:value="0.464197530864197">
            <text:p>46.42%</text:p>
          </table:table-cell>
          <table:table-cell table:style-name="ce18" office:value-type="float" office:value="14.331648">
            <text:p>14.33 ms</text:p>
          </table:table-cell>
          <table:table-cell table:style-name="ce22" office:value-type="float" office:value="14.3857">
            <text:p>14.39 ms</text:p>
          </table:table-cell>
          <table:table-cell table:style-name="ce27" office:value-type="float" office:value="14.302272">
            <text:p>14.30 ms</text:p>
          </table:table-cell>
          <table:table-cell table:style-name="ce22" office:value-type="float" office:value="14.961536">
            <text:p>14.96 ms</text:p>
          </table:table-cell>
          <table:table-cell table:style-name="ce30" office:value-type="float" office:value="2820">
            <text:p>2820 kB</text:p>
          </table:table-cell>
          <table:table-cell table:style-name="ce33" office:value-type="float" office:value="46.2448">
            <text:p>46.24 dB</text:p>
          </table:table-cell>
          <table:table-cell table:style-name="ce37" office:value-type="float" office:value="25.243937">
            <text:p>25.24 ms</text:p>
          </table:table-cell>
          <table:table-cell table:style-name="ce27" office:value-type="float" office:value="25.2219">
            <text:p>25.22 ms</text:p>
          </table:table-cell>
          <table:table-cell table:style-name="ce22" office:value-type="float" office:value="25.063808">
            <text:p>25.06 ms</text:p>
          </table:table-cell>
          <table:table-cell table:style-name="ce27" office:value-type="float" office:value="25.376415">
            <text:p>25.38 ms</text:p>
          </table:table-cell>
          <table:table-cell table:style-name="ce30" office:value-type="float" office:value="6075">
            <text:p>6075 kB</text:p>
          </table:table-cell>
          <table:table-cell table:style-name="ce40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table:formula="of:=[.I58]/[.O58]" office:value-type="percentage" office:value="0.194732510288066">
            <text:p>19.47%</text:p>
          </table:table-cell>
          <table:table-cell office:value-type="float" office:value="10.8128">
            <text:p>10.81 ms</text:p>
          </table:table-cell>
          <table:table-cell office:value-type="float" office:value="10.792">
            <text:p>10.79 ms</text:p>
          </table:table-cell>
          <table:table-cell office:value-type="float" office:value="10.682368">
            <text:p>10.68 ms</text:p>
          </table:table-cell>
          <table:table-cell office:value-type="float" office:value="10.840768">
            <text:p>10.84 ms</text:p>
          </table:table-cell>
          <table:table-cell office:value-type="float" office:value="1183">
            <text:p>1183 kB</text:p>
          </table:table-cell>
          <table:table-cell office:value-type="float" office:value="40.1541">
            <text:p>40.15 dB</text:p>
          </table:table-cell>
          <table:table-cell office:value-type="float" office:value="12.439904">
            <text:p>12.44 ms</text:p>
          </table:table-cell>
          <table:table-cell office:value-type="float" office:value="12.6054">
            <text:p>12.61 ms</text:p>
          </table:table-cell>
          <table:table-cell office:value-type="float" office:value="12.337568">
            <text:p>12.34 ms</text:p>
          </table:table-cell>
          <table:table-cell office:value-type="float" office:value="14.31536">
            <text:p>14.32 ms</text:p>
          </table:table-cell>
          <table:table-cell office:value-type="float" office:value="6075">
            <text:p>6075 kB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table:formula="of:=[.I59]/[.O59]" office:value-type="percentage" office:value="0.134650205761317">
            <text:p>13.47%</text:p>
          </table:table-cell>
          <table:table-cell office:value-type="float" office:value="10.372928">
            <text:p>10.37 ms</text:p>
          </table:table-cell>
          <table:table-cell office:value-type="float" office:value="10.3736">
            <text:p>10.37 ms</text:p>
          </table:table-cell>
          <table:table-cell office:value-type="float" office:value="10.27088">
            <text:p>10.27 ms</text:p>
          </table:table-cell>
          <table:table-cell office:value-type="float" office:value="10.491648">
            <text:p>10.49 ms</text:p>
          </table:table-cell>
          <table:table-cell office:value-type="float" office:value="818">
            <text:p>818 kB</text:p>
          </table:table-cell>
          <table:table-cell office:value-type="float" office:value="37.4934">
            <text:p>37.49 dB</text:p>
          </table:table-cell>
          <table:table-cell office:value-type="float" office:value="9.853216">
            <text:p>9.85 ms</text:p>
          </table:table-cell>
          <table:table-cell office:value-type="float" office:value="9.85223">
            <text:p>9.85 ms</text:p>
          </table:table-cell>
          <table:table-cell office:value-type="float" office:value="9.78368">
            <text:p>9.78 ms</text:p>
          </table:table-cell>
          <table:table-cell office:value-type="float" office:value="9.899616">
            <text:p>9.90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table:formula="of:=[.I60]/[.O60]" office:value-type="percentage" office:value="0.10716049382716">
            <text:p>10.72%</text:p>
          </table:table-cell>
          <table:table-cell office:value-type="float" office:value="10.224896">
            <text:p>10.22 ms</text:p>
          </table:table-cell>
          <table:table-cell office:value-type="float" office:value="10.2279">
            <text:p>10.23 ms</text:p>
          </table:table-cell>
          <table:table-cell office:value-type="float" office:value="10.163584">
            <text:p>10.16 ms</text:p>
          </table:table-cell>
          <table:table-cell office:value-type="float" office:value="10.31648">
            <text:p>10.32 ms</text:p>
          </table:table-cell>
          <table:table-cell office:value-type="float" office:value="651">
            <text:p>651 kB</text:p>
          </table:table-cell>
          <table:table-cell office:value-type="float" office:value="35.9866">
            <text:p>35.99 dB</text:p>
          </table:table-cell>
          <table:table-cell office:value-type="float" office:value="8.666176">
            <text:p>8.67 ms</text:p>
          </table:table-cell>
          <table:table-cell office:value-type="float" office:value="8.6638">
            <text:p>8.66 ms</text:p>
          </table:table-cell>
          <table:table-cell office:value-type="float" office:value="8.613824">
            <text:p>8.61 ms</text:p>
          </table:table-cell>
          <table:table-cell office:value-type="float" office:value="8.715872">
            <text:p>8.72 ms</text:p>
          </table:table-cell>
          <table:table-cell office:value-type="float" office:value="6075">
            <text:p>6075 kB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table:formula="of:=[.I61]/[.O61]" office:value-type="percentage" office:value="0.0908641975308642">
            <text:p>9.09%</text:p>
          </table:table-cell>
          <table:table-cell office:value-type="float" office:value="10.127168">
            <text:p>10.13 ms</text:p>
          </table:table-cell>
          <table:table-cell office:value-type="float" office:value="10.1228">
            <text:p>10.12 ms</text:p>
          </table:table-cell>
          <table:table-cell office:value-type="float" office:value="10.075488">
            <text:p>10.08 ms</text:p>
          </table:table-cell>
          <table:table-cell office:value-type="float" office:value="10.200928">
            <text:p>10.20 ms</text:p>
          </table:table-cell>
          <table:table-cell office:value-type="float" office:value="552">
            <text:p>552 kB</text:p>
          </table:table-cell>
          <table:table-cell office:value-type="float" office:value="34.9768">
            <text:p>34.98 dB</text:p>
          </table:table-cell>
          <table:table-cell office:value-type="float" office:value="7.926688">
            <text:p>7.93 ms</text:p>
          </table:table-cell>
          <table:table-cell office:value-type="float" office:value="8.01975">
            <text:p>8.02 ms</text:p>
          </table:table-cell>
          <table:table-cell office:value-type="float" office:value="7.860992">
            <text:p>7.86 ms</text:p>
          </table:table-cell>
          <table:table-cell office:value-type="float" office:value="8.951136">
            <text:p>8.95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table:formula="of:=[.I62]/[.O62]" office:value-type="percentage" office:value="0.0791769547325103">
            <text:p>7.92%</text:p>
          </table:table-cell>
          <table:table-cell office:value-type="float" office:value="10.019584">
            <text:p>10.02 ms</text:p>
          </table:table-cell>
          <table:table-cell office:value-type="float" office:value="10.0092">
            <text:p>10.01 ms</text:p>
          </table:table-cell>
          <table:table-cell office:value-type="float" office:value="9.942304">
            <text:p>9.94 ms</text:p>
          </table:table-cell>
          <table:table-cell office:value-type="float" office:value="10.096416">
            <text:p>10.10 ms</text:p>
          </table:table-cell>
          <table:table-cell office:value-type="float" office:value="481">
            <text:p>481 kB</text:p>
          </table:table-cell>
          <table:table-cell office:value-type="float" office:value="34.1825">
            <text:p>34.18 dB</text:p>
          </table:table-cell>
          <table:table-cell office:value-type="float" office:value="7.342528">
            <text:p>7.34 ms</text:p>
          </table:table-cell>
          <table:table-cell office:value-type="float" office:value="7.34967">
            <text:p>7.35 ms</text:p>
          </table:table-cell>
          <table:table-cell office:value-type="float" office:value="7.3168">
            <text:p>7.32 ms</text:p>
          </table:table-cell>
          <table:table-cell office:value-type="float" office:value="7.39056">
            <text:p>7.39 ms</text:p>
          </table:table-cell>
          <table:table-cell office:value-type="float" office:value="6075">
            <text:p>6075 kB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table:formula="of:=[.I63]/[.O63]" office:value-type="percentage" office:value="0.0717695473251029">
            <text:p>7.18%</text:p>
          </table:table-cell>
          <table:table-cell office:value-type="float" office:value="9.961984">
            <text:p>9.96 ms</text:p>
          </table:table-cell>
          <table:table-cell office:value-type="float" office:value="9.9685">
            <text:p>9.97 ms</text:p>
          </table:table-cell>
          <table:table-cell office:value-type="float" office:value="9.905248">
            <text:p>9.91 ms</text:p>
          </table:table-cell>
          <table:table-cell office:value-type="float" office:value="10.049952">
            <text:p>10.05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6.999936">
            <text:p>7.00 ms</text:p>
          </table:table-cell>
          <table:table-cell office:value-type="float" office:value="6.9935">
            <text:p>6.99 ms</text:p>
          </table:table-cell>
          <table:table-cell office:value-type="float" office:value="6.969856">
            <text:p>6.97 ms</text:p>
          </table:table-cell>
          <table:table-cell office:value-type="float" office:value="7.025248">
            <text:p>7.03 ms</text:p>
          </table:table-cell>
          <table:table-cell office:value-type="float" office:value="6075">
            <text:p>6075 kB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table:formula="of:=[.I64]/[.O64]" office:value-type="percentage" office:value="0.0655144032921811">
            <text:p>6.55%</text:p>
          </table:table-cell>
          <table:table-cell office:value-type="float" office:value="9.91488">
            <text:p>9.91 ms</text:p>
          </table:table-cell>
          <table:table-cell office:value-type="float" office:value="9.92497">
            <text:p>9.92 ms</text:p>
          </table:table-cell>
          <table:table-cell office:value-type="float" office:value="9.826464">
            <text:p>9.83 ms</text:p>
          </table:table-cell>
          <table:table-cell office:value-type="float" office:value="10.025664">
            <text:p>10.03 ms</text:p>
          </table:table-cell>
          <table:table-cell office:value-type="float" office:value="398">
            <text:p>398 kB</text:p>
          </table:table-cell>
          <table:table-cell office:value-type="float" office:value="33.1442">
            <text:p>33.14 dB</text:p>
          </table:table-cell>
          <table:table-cell office:value-type="float" office:value="6.67856">
            <text:p>6.68 ms</text:p>
          </table:table-cell>
          <table:table-cell office:value-type="float" office:value="6.67393">
            <text:p>6.67 ms</text:p>
          </table:table-cell>
          <table:table-cell office:value-type="float" office:value="6.640384">
            <text:p>6.64 ms</text:p>
          </table:table-cell>
          <table:table-cell office:value-type="float" office:value="6.728224">
            <text:p>6.73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table:formula="of:=[.I65]/[.O65]" office:value-type="percentage" office:value="0.0605761316872428">
            <text:p>6.06%</text:p>
          </table:table-cell>
          <table:table-cell office:value-type="float" office:value="9.939712">
            <text:p>9.94 ms</text:p>
          </table:table-cell>
          <table:table-cell office:value-type="float" office:value="9.94256">
            <text:p>9.94 ms</text:p>
          </table:table-cell>
          <table:table-cell office:value-type="float" office:value="9.813568">
            <text:p>9.81 ms</text:p>
          </table:table-cell>
          <table:table-cell office:value-type="float" office:value="10.089664">
            <text:p>10.09 ms</text:p>
          </table:table-cell>
          <table:table-cell office:value-type="float" office:value="368">
            <text:p>368 kB</text:p>
          </table:table-cell>
          <table:table-cell office:value-type="float" office:value="32.7054">
            <text:p>32.71 dB</text:p>
          </table:table-cell>
          <table:table-cell office:value-type="float" office:value="6.414912">
            <text:p>6.41 ms</text:p>
          </table:table-cell>
          <table:table-cell office:value-type="float" office:value="6.41659">
            <text:p>6.42 ms</text:p>
          </table:table-cell>
          <table:table-cell office:value-type="float" office:value="6.390624">
            <text:p>6.39 ms</text:p>
          </table:table-cell>
          <table:table-cell office:value-type="float" office:value="6.457376">
            <text:p>6.46 ms</text:p>
          </table:table-cell>
          <table:table-cell office:value-type="float" office:value="6075">
            <text:p>6075 kB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table:formula="of:=[.I66]/[.O66]" office:value-type="percentage" office:value="0.0566255144032922">
            <text:p>5.66%</text:p>
          </table:table-cell>
          <table:table-cell office:value-type="float" office:value="9.913632">
            <text:p>9.91 ms</text:p>
          </table:table-cell>
          <table:table-cell office:value-type="float" office:value="9.9135">
            <text:p>9.91 ms</text:p>
          </table:table-cell>
          <table:table-cell office:value-type="float" office:value="9.823968">
            <text:p>9.82 ms</text:p>
          </table:table-cell>
          <table:table-cell office:value-type="float" office:value="9.980928">
            <text:p>9.98 ms</text:p>
          </table:table-cell>
          <table:table-cell office:value-type="float" office:value="344">
            <text:p>344 kB</text:p>
          </table:table-cell>
          <table:table-cell office:value-type="float" office:value="32.3347">
            <text:p>32.33 dB</text:p>
          </table:table-cell>
          <table:table-cell office:value-type="float" office:value="7.691456">
            <text:p>7.69 ms</text:p>
          </table:table-cell>
          <table:table-cell office:value-type="float" office:value="7.91529">
            <text:p>7.92 ms</text:p>
          </table:table-cell>
          <table:table-cell office:value-type="float" office:value="7.661248">
            <text:p>7.66 ms</text:p>
          </table:table-cell>
          <table:table-cell office:value-type="float" office:value="9.976352">
            <text:p>9.98 ms</text:p>
          </table:table-cell>
          <table:table-cell office:value-type="float" office:value="6075">
            <text:p>6075 kB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table:formula="of:=[.I67]/[.O67]" office:value-type="percentage" office:value="0.0533333333333333">
            <text:p>5.33%</text:p>
          </table:table-cell>
          <table:table-cell office:value-type="float" office:value="9.956672">
            <text:p>9.96 ms</text:p>
          </table:table-cell>
          <table:table-cell office:value-type="float" office:value="9.95705">
            <text:p>9.96 ms</text:p>
          </table:table-cell>
          <table:table-cell office:value-type="float" office:value="9.907008">
            <text:p>9.91 ms</text:p>
          </table:table-cell>
          <table:table-cell office:value-type="float" office:value="10.060608">
            <text:p>10.06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6.020832">
            <text:p>6.02 ms</text:p>
          </table:table-cell>
          <table:table-cell office:value-type="float" office:value="6.02446">
            <text:p>6.02 ms</text:p>
          </table:table-cell>
          <table:table-cell office:value-type="float" office:value="5.999936">
            <text:p>6.00 ms</text:p>
          </table:table-cell>
          <table:table-cell office:value-type="float" office:value="6.0584">
            <text:p>6.06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table:formula="of:=[.I68]/[.O68]" office:value-type="percentage" office:value="0.0503703703703704">
            <text:p>5.04%</text:p>
          </table:table-cell>
          <table:table-cell office:value-type="float" office:value="10.040992">
            <text:p>10.04 ms</text:p>
          </table:table-cell>
          <table:table-cell office:value-type="float" office:value="10.0117">
            <text:p>10.01 ms</text:p>
          </table:table-cell>
          <table:table-cell office:value-type="float" office:value="9.801088">
            <text:p>9.80 ms</text:p>
          </table:table-cell>
          <table:table-cell office:value-type="float" office:value="10.130304">
            <text:p>10.13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5.85712">
            <text:p>5.86 ms</text:p>
          </table:table-cell>
          <table:table-cell office:value-type="float" office:value="5.85629">
            <text:p>5.86 ms</text:p>
          </table:table-cell>
          <table:table-cell office:value-type="float" office:value="5.82128">
            <text:p>5.82 ms</text:p>
          </table:table-cell>
          <table:table-cell office:value-type="float" office:value="5.901056">
            <text:p>5.90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table:formula="of:=[.I69]/[.O69]" office:value-type="percentage" office:value="0.0467489711934156">
            <text:p>4.67%</text:p>
          </table:table-cell>
          <table:table-cell office:value-type="float" office:value="10.013664">
            <text:p>10.01 ms</text:p>
          </table:table-cell>
          <table:table-cell office:value-type="float" office:value="10.0178">
            <text:p>10.02 ms</text:p>
          </table:table-cell>
          <table:table-cell office:value-type="float" office:value="9.93568">
            <text:p>9.94 ms</text:p>
          </table:table-cell>
          <table:table-cell office:value-type="float" office:value="10.13008">
            <text:p>10.13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5.66752">
            <text:p>5.67 ms</text:p>
          </table:table-cell>
          <table:table-cell office:value-type="float" office:value="5.66313">
            <text:p>5.66 ms</text:p>
          </table:table-cell>
          <table:table-cell office:value-type="float" office:value="5.636384">
            <text:p>5.64 ms</text:p>
          </table:table-cell>
          <table:table-cell office:value-type="float" office:value="5.677664">
            <text:p>5.68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table:formula="of:=[.I70]/[.O70]" office:value-type="percentage" office:value="0.0436213991769547">
            <text:p>4.36%</text:p>
          </table:table-cell>
          <table:table-cell office:value-type="float" office:value="10.033952">
            <text:p>10.03 ms</text:p>
          </table:table-cell>
          <table:table-cell office:value-type="float" office:value="10.0182">
            <text:p>10.02 ms</text:p>
          </table:table-cell>
          <table:table-cell office:value-type="float" office:value="9.938976">
            <text:p>9.94 ms</text:p>
          </table:table-cell>
          <table:table-cell office:value-type="float" office:value="10.052352">
            <text:p>10.05 ms</text:p>
          </table:table-cell>
          <table:table-cell office:value-type="float" office:value="265">
            <text:p>265 kB</text:p>
          </table:table-cell>
          <table:table-cell office:value-type="float" office:value="30.9543">
            <text:p>30.95 dB</text:p>
          </table:table-cell>
          <table:table-cell office:value-type="float" office:value="5.46304">
            <text:p>5.46 ms</text:p>
          </table:table-cell>
          <table:table-cell office:value-type="float" office:value="5.46697">
            <text:p>5.47 ms</text:p>
          </table:table-cell>
          <table:table-cell office:value-type="float" office:value="5.45472">
            <text:p>5.45 ms</text:p>
          </table:table-cell>
          <table:table-cell office:value-type="float" office:value="5.490624">
            <text:p>5.49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table:formula="of:=[.I71]/[.O71]" office:value-type="percentage" office:value="0.04">
            <text:p>4.00%</text:p>
          </table:table-cell>
          <table:table-cell office:value-type="float" office:value="10.004928">
            <text:p>10.00 ms</text:p>
          </table:table-cell>
          <table:table-cell office:value-type="float" office:value="9.99907">
            <text:p>10.00 ms</text:p>
          </table:table-cell>
          <table:table-cell office:value-type="float" office:value="9.91136">
            <text:p>9.91 ms</text:p>
          </table:table-cell>
          <table:table-cell office:value-type="float" office:value="10.08272">
            <text:p>10.08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5.261696">
            <text:p>5.26 ms</text:p>
          </table:table-cell>
          <table:table-cell office:value-type="float" office:value="5.26237">
            <text:p>5.26 ms</text:p>
          </table:table-cell>
          <table:table-cell office:value-type="float" office:value="5.241088">
            <text:p>5.24 ms</text:p>
          </table:table-cell>
          <table:table-cell office:value-type="float" office:value="5.290752">
            <text:p>5.29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table:formula="of:=[.I72]/[.O72]" office:value-type="percentage" office:value="0.0360493827160494">
            <text:p>3.60%</text:p>
          </table:table-cell>
          <table:table-cell office:value-type="float" office:value="9.956256">
            <text:p>9.96 ms</text:p>
          </table:table-cell>
          <table:table-cell office:value-type="float" office:value="9.96025">
            <text:p>9.96 ms</text:p>
          </table:table-cell>
          <table:table-cell office:value-type="float" office:value="9.894016">
            <text:p>9.89 ms</text:p>
          </table:table-cell>
          <table:table-cell office:value-type="float" office:value="10.035936">
            <text:p>10.04 ms</text:p>
          </table:table-cell>
          <table:table-cell office:value-type="float" office:value="219">
            <text:p>219 kB</text:p>
          </table:table-cell>
          <table:table-cell office:value-type="float" office:value="29.8467">
            <text:p>29.85 dB</text:p>
          </table:table-cell>
          <table:table-cell office:value-type="float" office:value="5.006656">
            <text:p>5.01 ms</text:p>
          </table:table-cell>
          <table:table-cell office:value-type="float" office:value="5.00964">
            <text:p>5.01 ms</text:p>
          </table:table-cell>
          <table:table-cell office:value-type="float" office:value="4.998048">
            <text:p>5.00 ms</text:p>
          </table:table-cell>
          <table:table-cell office:value-type="float" office:value="5.025984">
            <text:p>5.03 ms</text:p>
          </table:table-cell>
          <table:table-cell office:value-type="float" office:value="6075">
            <text:p>6075 kB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table:formula="of:=[.I73]/[.O73]" office:value-type="percentage" office:value="0.0317695473251029">
            <text:p>3.18%</text:p>
          </table:table-cell>
          <table:table-cell office:value-type="float" office:value="10.151744">
            <text:p>10.15 ms</text:p>
          </table:table-cell>
          <table:table-cell office:value-type="float" office:value="10.1275">
            <text:p>10.13 ms</text:p>
          </table:table-cell>
          <table:table-cell office:value-type="float" office:value="10.056256">
            <text:p>10.06 ms</text:p>
          </table:table-cell>
          <table:table-cell office:value-type="float" office:value="10.182528">
            <text:p>10.18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4.757344">
            <text:p>4.76 ms</text:p>
          </table:table-cell>
          <table:table-cell office:value-type="float" office:value="4.75497">
            <text:p>4.75 ms</text:p>
          </table:table-cell>
          <table:table-cell office:value-type="float" office:value="4.738304">
            <text:p>4.74 ms</text:p>
          </table:table-cell>
          <table:table-cell office:value-type="float" office:value="4.778112">
            <text:p>4.78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table:formula="of:=[.I74]/[.O74]" office:value-type="percentage" office:value="0.0271604938271605">
            <text:p>2.72%</text:p>
          </table:table-cell>
          <table:table-cell office:value-type="float" office:value="10.197376">
            <text:p>10.20 ms</text:p>
          </table:table-cell>
          <table:table-cell office:value-type="float" office:value="10.2078">
            <text:p>10.21 ms</text:p>
          </table:table-cell>
          <table:table-cell office:value-type="float" office:value="10.145888">
            <text:p>10.15 ms</text:p>
          </table:table-cell>
          <table:table-cell office:value-type="float" office:value="10.30112">
            <text:p>10.30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4.460672">
            <text:p>4.46 ms</text:p>
          </table:table-cell>
          <table:table-cell office:value-type="float" office:value="4.45603">
            <text:p>4.46 ms</text:p>
          </table:table-cell>
          <table:table-cell office:value-type="float" office:value="4.441024">
            <text:p>4.44 ms</text:p>
          </table:table-cell>
          <table:table-cell office:value-type="float" office:value="4.470624">
            <text:p>4.47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table:formula="of:=[.I75]/[.O75]" office:value-type="percentage" office:value="0.0220576131687243">
            <text:p>2.21%</text:p>
          </table:table-cell>
          <table:table-cell office:value-type="float" office:value="10.34656">
            <text:p>10.35 ms</text:p>
          </table:table-cell>
          <table:table-cell office:value-type="float" office:value="10.3526">
            <text:p>10.35 ms</text:p>
          </table:table-cell>
          <table:table-cell office:value-type="float" office:value="10.319456">
            <text:p>10.32 ms</text:p>
          </table:table-cell>
          <table:table-cell office:value-type="float" office:value="10.41776">
            <text:p>10.42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4.093376">
            <text:p>4.09 ms</text:p>
          </table:table-cell>
          <table:table-cell office:value-type="float" office:value="4.08989">
            <text:p>4.09 ms</text:p>
          </table:table-cell>
          <table:table-cell office:value-type="float" office:value="4.072416">
            <text:p>4.07 ms</text:p>
          </table:table-cell>
          <table:table-cell office:value-type="float" office:value="4.104512">
            <text:p>4.10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5" table:formula="of:=[.I76]/[.O76]" office:value-type="percentage" office:value="0.0166255144032922">
            <text:p>1.66%</text:p>
          </table:table-cell>
          <table:table-cell table:style-name="ce20" office:value-type="float" office:value="10.60944">
            <text:p>10.61 ms</text:p>
          </table:table-cell>
          <table:table-cell table:style-name="ce24" office:value-type="float" office:value="10.6101">
            <text:p>10.61 ms</text:p>
          </table:table-cell>
          <table:table-cell table:style-name="ce29" office:value-type="float" office:value="10.550816">
            <text:p>10.55 ms</text:p>
          </table:table-cell>
          <table:table-cell table:style-name="ce24" office:value-type="float" office:value="10.697216">
            <text:p>10.70 ms</text:p>
          </table:table-cell>
          <table:table-cell table:style-name="ce32" office:value-type="float" office:value="101">
            <text:p>101 kB</text:p>
          </table:table-cell>
          <table:table-cell table:style-name="ce35" office:value-type="float" office:value="24.0711">
            <text:p>24.07 dB</text:p>
          </table:table-cell>
          <table:table-cell table:style-name="ce39" office:value-type="float" office:value="3.63824">
            <text:p>3.64 ms</text:p>
          </table:table-cell>
          <table:table-cell table:style-name="ce29" office:value-type="float" office:value="3.66682">
            <text:p>3.67 ms</text:p>
          </table:table-cell>
          <table:table-cell table:style-name="ce24" office:value-type="float" office:value="3.629472">
            <text:p>3.63 ms</text:p>
          </table:table-cell>
          <table:table-cell table:style-name="ce29" office:value-type="float" office:value="3.905728">
            <text:p>3.91 ms</text:p>
          </table:table-cell>
          <table:table-cell table:style-name="ce32" office:value-type="float" office:value="6075">
            <text:p>6075 kB</text:p>
          </table:table-cell>
          <table:table-cell table:style-name="ce42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3" table:formula="of:=[.I81]/[.O81]" office:value-type="percentage" office:value="0.363310185185185">
            <text:p>36.33%</text:p>
          </table:table-cell>
          <table:table-cell table:style-name="ce18" office:value-type="float" office:value="55.872543">
            <text:p>55.87 ms</text:p>
          </table:table-cell>
          <table:table-cell table:style-name="ce22" office:value-type="float" office:value="56.1083">
            <text:p>56.11 ms</text:p>
          </table:table-cell>
          <table:table-cell table:style-name="ce27" office:value-type="float" office:value="55.81741">
            <text:p>55.82 ms</text:p>
          </table:table-cell>
          <table:table-cell table:style-name="ce22" office:value-type="float" office:value="57.970432">
            <text:p>57.97 ms</text:p>
          </table:table-cell>
          <table:table-cell table:style-name="ce30" office:value-type="float" office:value="9417">
            <text:p>9417 kB</text:p>
          </table:table-cell>
          <table:table-cell table:style-name="ce33" office:value-type="float" office:value="46.2856">
            <text:p>46.29 dB</text:p>
          </table:table-cell>
          <table:table-cell table:style-name="ce37" office:value-type="float" office:value="87.466911">
            <text:p>87.47 ms</text:p>
          </table:table-cell>
          <table:table-cell table:style-name="ce27" office:value-type="float" office:value="87.5052">
            <text:p>87.51 ms</text:p>
          </table:table-cell>
          <table:table-cell table:style-name="ce22" office:value-type="float" office:value="87.243523">
            <text:p>87.24 ms</text:p>
          </table:table-cell>
          <table:table-cell table:style-name="ce27" office:value-type="float" office:value="88.042717">
            <text:p>88.04 ms</text:p>
          </table:table-cell>
          <table:table-cell table:style-name="ce30" office:value-type="float" office:value="25920">
            <text:p>25920 kB</text:p>
          </table:table-cell>
          <table:table-cell table:style-name="ce40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table:formula="of:=[.I82]/[.O82]" office:value-type="percentage" office:value="0.147376543209877">
            <text:p>14.74%</text:p>
          </table:table-cell>
          <table:table-cell office:value-type="float" office:value="45.852928">
            <text:p>45.85 ms</text:p>
          </table:table-cell>
          <table:table-cell office:value-type="float" office:value="45.8962">
            <text:p>45.90 ms</text:p>
          </table:table-cell>
          <table:table-cell office:value-type="float" office:value="45.588703">
            <text:p>45.59 ms</text:p>
          </table:table-cell>
          <table:table-cell office:value-type="float" office:value="46.570015">
            <text:p>46.57 ms</text:p>
          </table:table-cell>
          <table:table-cell office:value-type="float" office:value="3820">
            <text:p>3820 kB</text:p>
          </table:table-cell>
          <table:table-cell office:value-type="float" office:value="42.2563">
            <text:p>42.26 dB</text:p>
          </table:table-cell>
          <table:table-cell office:value-type="float" office:value="39.907906">
            <text:p>39.91 ms</text:p>
          </table:table-cell>
          <table:table-cell office:value-type="float" office:value="39.9235">
            <text:p>39.92 ms</text:p>
          </table:table-cell>
          <table:table-cell office:value-type="float" office:value="39.867199">
            <text:p>39.87 ms</text:p>
          </table:table-cell>
          <table:table-cell office:value-type="float" office:value="40.020992">
            <text:p>40.02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table:formula="of:=[.I83]/[.O83]" office:value-type="percentage" office:value="0.100925925925926">
            <text:p>10.09%</text:p>
          </table:table-cell>
          <table:table-cell office:value-type="float" office:value="44.786114">
            <text:p>44.79 ms</text:p>
          </table:table-cell>
          <table:table-cell office:value-type="float" office:value="44.7849">
            <text:p>44.78 ms</text:p>
          </table:table-cell>
          <table:table-cell office:value-type="float" office:value="44.100128">
            <text:p>44.10 ms</text:p>
          </table:table-cell>
          <table:table-cell office:value-type="float" office:value="45.39632">
            <text:p>45.40 ms</text:p>
          </table:table-cell>
          <table:table-cell office:value-type="float" office:value="2616">
            <text:p>2616 kB</text:p>
          </table:table-cell>
          <table:table-cell office:value-type="float" office:value="40.7199">
            <text:p>40.72 dB</text:p>
          </table:table-cell>
          <table:table-cell office:value-type="float" office:value="31.956863">
            <text:p>31.96 ms</text:p>
          </table:table-cell>
          <table:table-cell office:value-type="float" office:value="31.9318">
            <text:p>31.93 ms</text:p>
          </table:table-cell>
          <table:table-cell office:value-type="float" office:value="31.857569">
            <text:p>31.86 ms</text:p>
          </table:table-cell>
          <table:table-cell office:value-type="float" office:value="32.04192">
            <text:p>32.04 ms</text:p>
          </table:table-cell>
          <table:table-cell office:value-type="float" office:value="25920">
            <text:p>25920 kB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table:formula="of:=[.I84]/[.O84]" office:value-type="percentage" office:value="0.080787037037037">
            <text:p>8.08%</text:p>
          </table:table-cell>
          <table:table-cell office:value-type="float" office:value="42.150177">
            <text:p>42.15 ms</text:p>
          </table:table-cell>
          <table:table-cell office:value-type="float" office:value="41.6472">
            <text:p>41.65 ms</text:p>
          </table:table-cell>
          <table:table-cell office:value-type="float" office:value="39.281376">
            <text:p>39.28 ms</text:p>
          </table:table-cell>
          <table:table-cell office:value-type="float" office:value="43.888065">
            <text:p>43.89 ms</text:p>
          </table:table-cell>
          <table:table-cell office:value-type="float" office:value="2094">
            <text:p>2094 kB</text:p>
          </table:table-cell>
          <table:table-cell office:value-type="float" office:value="39.8059">
            <text:p>39.81 dB</text:p>
          </table:table-cell>
          <table:table-cell office:value-type="float" office:value="28.370752">
            <text:p>28.37 ms</text:p>
          </table:table-cell>
          <table:table-cell office:value-type="float" office:value="28.3485">
            <text:p>28.35 ms</text:p>
          </table:table-cell>
          <table:table-cell office:value-type="float" office:value="28.252705">
            <text:p>28.25 ms</text:p>
          </table:table-cell>
          <table:table-cell office:value-type="float" office:value="28.464544">
            <text:p>28.46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table:formula="of:=[.I85]/[.O85]" office:value-type="percentage" office:value="0.0692515432098765">
            <text:p>6.93%</text:p>
          </table:table-cell>
          <table:table-cell office:value-type="float" office:value="40.638783">
            <text:p>40.64 ms</text:p>
          </table:table-cell>
          <table:table-cell office:value-type="float" office:value="40.8402">
            <text:p>40.84 ms</text:p>
          </table:table-cell>
          <table:table-cell office:value-type="float" office:value="39.675007">
            <text:p>39.68 ms</text:p>
          </table:table-cell>
          <table:table-cell office:value-type="float" office:value="43.388607">
            <text:p>43.39 ms</text:p>
          </table:table-cell>
          <table:table-cell office:value-type="float" office:value="1795">
            <text:p>1795 kB</text:p>
          </table:table-cell>
          <table:table-cell office:value-type="float" office:value="39.0916">
            <text:p>39.09 dB</text:p>
          </table:table-cell>
          <table:table-cell office:value-type="float" office:value="26.358751">
            <text:p>26.36 ms</text:p>
          </table:table-cell>
          <table:table-cell office:value-type="float" office:value="26.3508">
            <text:p>26.35 ms</text:p>
          </table:table-cell>
          <table:table-cell office:value-type="float" office:value="26.298176">
            <text:p>26.30 ms</text:p>
          </table:table-cell>
          <table:table-cell office:value-type="float" office:value="26.415169">
            <text:p>26.42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table:formula="of:=[.I86]/[.O86]" office:value-type="percentage" office:value="0.0611496913580247">
            <text:p>6.11%</text:p>
          </table:table-cell>
          <table:table-cell office:value-type="float" office:value="40.381504">
            <text:p>40.38 ms</text:p>
          </table:table-cell>
          <table:table-cell office:value-type="float" office:value="40.4317">
            <text:p>40.43 ms</text:p>
          </table:table-cell>
          <table:table-cell office:value-type="float" office:value="38.713154">
            <text:p>38.71 ms</text:p>
          </table:table-cell>
          <table:table-cell office:value-type="float" office:value="42.601856">
            <text:p>42.60 ms</text:p>
          </table:table-cell>
          <table:table-cell office:value-type="float" office:value="1585">
            <text:p>1585 kB</text:p>
          </table:table-cell>
          <table:table-cell office:value-type="float" office:value="38.447">
            <text:p>38.45 dB</text:p>
          </table:table-cell>
          <table:table-cell office:value-type="float" office:value="24.810528">
            <text:p>24.81 ms</text:p>
          </table:table-cell>
          <table:table-cell office:value-type="float" office:value="24.8138">
            <text:p>24.81 ms</text:p>
          </table:table-cell>
          <table:table-cell office:value-type="float" office:value="24.753599">
            <text:p>24.75 ms</text:p>
          </table:table-cell>
          <table:table-cell office:value-type="float" office:value="24.88032">
            <text:p>24.88 ms</text:p>
          </table:table-cell>
          <table:table-cell office:value-type="float" office:value="25920">
            <text:p>25920 kB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table:formula="of:=[.I87]/[.O87]" office:value-type="percentage" office:value="0.0560956790123457">
            <text:p>5.61%</text:p>
          </table:table-cell>
          <table:table-cell office:value-type="float" office:value="39.838783">
            <text:p>39.84 ms</text:p>
          </table:table-cell>
          <table:table-cell office:value-type="float" office:value="39.8261">
            <text:p>39.83 ms</text:p>
          </table:table-cell>
          <table:table-cell office:value-type="float" office:value="38.623104">
            <text:p>38.62 ms</text:p>
          </table:table-cell>
          <table:table-cell office:value-type="float" office:value="42.770432">
            <text:p>42.77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23.790176">
            <text:p>23.79 ms</text:p>
          </table:table-cell>
          <table:table-cell office:value-type="float" office:value="23.7938">
            <text:p>23.79 ms</text:p>
          </table:table-cell>
          <table:table-cell office:value-type="float" office:value="23.754047">
            <text:p>23.75 ms</text:p>
          </table:table-cell>
          <table:table-cell office:value-type="float" office:value="23.888288">
            <text:p>23.89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table:formula="of:=[.I88]/[.O88]" office:value-type="percentage" office:value="0.0516203703703704">
            <text:p>5.16%</text:p>
          </table:table-cell>
          <table:table-cell office:value-type="float" office:value="39.400959">
            <text:p>39.40 ms</text:p>
          </table:table-cell>
          <table:table-cell office:value-type="float" office:value="39.5001">
            <text:p>39.50 ms</text:p>
          </table:table-cell>
          <table:table-cell office:value-type="float" office:value="37.298431">
            <text:p>37.30 ms</text:p>
          </table:table-cell>
          <table:table-cell office:value-type="float" office:value="42.630848">
            <text:p>42.63 ms</text:p>
          </table:table-cell>
          <table:table-cell office:value-type="float" office:value="1338">
            <text:p>1338 kB</text:p>
          </table:table-cell>
          <table:table-cell office:value-type="float" office:value="37.4686">
            <text:p>37.47 dB</text:p>
          </table:table-cell>
          <table:table-cell office:value-type="float" office:value="22.94944">
            <text:p>22.95 ms</text:p>
          </table:table-cell>
          <table:table-cell office:value-type="float" office:value="22.9372">
            <text:p>22.94 ms</text:p>
          </table:table-cell>
          <table:table-cell office:value-type="float" office:value="22.890911">
            <text:p>22.89 ms</text:p>
          </table:table-cell>
          <table:table-cell office:value-type="float" office:value="22.994976">
            <text:p>22.99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table:formula="of:=[.I89]/[.O89]" office:value-type="percentage" office:value="0.048070987654321">
            <text:p>4.81%</text:p>
          </table:table-cell>
          <table:table-cell office:value-type="float" office:value="38.964191">
            <text:p>38.96 ms</text:p>
          </table:table-cell>
          <table:table-cell office:value-type="float" office:value="38.8894">
            <text:p>38.89 ms</text:p>
          </table:table-cell>
          <table:table-cell office:value-type="float" office:value="36.850945">
            <text:p>36.85 ms</text:p>
          </table:table-cell>
          <table:table-cell office:value-type="float" office:value="42.213791">
            <text:p>42.21 ms</text:p>
          </table:table-cell>
          <table:table-cell office:value-type="float" office:value="1246">
            <text:p>1246 kB</text:p>
          </table:table-cell>
          <table:table-cell office:value-type="float" office:value="36.9363">
            <text:p>36.94 dB</text:p>
          </table:table-cell>
          <table:table-cell office:value-type="float" office:value="22.212193">
            <text:p>22.21 ms</text:p>
          </table:table-cell>
          <table:table-cell office:value-type="float" office:value="22.2073">
            <text:p>22.21 ms</text:p>
          </table:table-cell>
          <table:table-cell office:value-type="float" office:value="22.141727">
            <text:p>22.14 ms</text:p>
          </table:table-cell>
          <table:table-cell office:value-type="float" office:value="22.250208">
            <text:p>22.25 ms</text:p>
          </table:table-cell>
          <table:table-cell office:value-type="float" office:value="25920">
            <text:p>25920 kB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table:formula="of:=[.I90]/[.O90]" office:value-type="percentage" office:value="0.0451774691358025">
            <text:p>4.52%</text:p>
          </table:table-cell>
          <table:table-cell office:value-type="float" office:value="39.172832">
            <text:p>39.17 ms</text:p>
          </table:table-cell>
          <table:table-cell office:value-type="float" office:value="39.3032">
            <text:p>39.30 ms</text:p>
          </table:table-cell>
          <table:table-cell office:value-type="float" office:value="36.631775">
            <text:p>36.63 ms</text:p>
          </table:table-cell>
          <table:table-cell office:value-type="float" office:value="42.204193">
            <text:p>42.20 ms</text:p>
          </table:table-cell>
          <table:table-cell office:value-type="float" office:value="1171">
            <text:p>1171 kB</text:p>
          </table:table-cell>
          <table:table-cell office:value-type="float" office:value="36.4798">
            <text:p>36.48 dB</text:p>
          </table:table-cell>
          <table:table-cell office:value-type="float" office:value="21.551968">
            <text:p>21.55 ms</text:p>
          </table:table-cell>
          <table:table-cell office:value-type="float" office:value="21.5494">
            <text:p>21.55 ms</text:p>
          </table:table-cell>
          <table:table-cell office:value-type="float" office:value="21.488224">
            <text:p>21.49 ms</text:p>
          </table:table-cell>
          <table:table-cell office:value-type="float" office:value="21.59584">
            <text:p>21.60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table:formula="of:=[.I91]/[.O91]" office:value-type="percentage" office:value="0.0427854938271605">
            <text:p>4.28%</text:p>
          </table:table-cell>
          <table:table-cell office:value-type="float" office:value="39.116417">
            <text:p>39.12 ms</text:p>
          </table:table-cell>
          <table:table-cell office:value-type="float" office:value="39.4127">
            <text:p>39.41 ms</text:p>
          </table:table-cell>
          <table:table-cell office:value-type="float" office:value="36.847679">
            <text:p>36.85 ms</text:p>
          </table:table-cell>
          <table:table-cell office:value-type="float" office:value="42.445377">
            <text:p>42.45 ms</text:p>
          </table:table-cell>
          <table:table-cell office:value-type="float" office:value="1109">
            <text:p>1109 kB</text:p>
          </table:table-cell>
          <table:table-cell office:value-type="float" office:value="36.1525">
            <text:p>36.15 dB</text:p>
          </table:table-cell>
          <table:table-cell office:value-type="float" office:value="21.093697">
            <text:p>21.09 ms</text:p>
          </table:table-cell>
          <table:table-cell office:value-type="float" office:value="21.0739">
            <text:p>21.07 ms</text:p>
          </table:table-cell>
          <table:table-cell office:value-type="float" office:value="21.020639">
            <text:p>21.02 ms</text:p>
          </table:table-cell>
          <table:table-cell office:value-type="float" office:value="21.123648">
            <text:p>21.12 ms</text:p>
          </table:table-cell>
          <table:table-cell office:value-type="float" office:value="25920">
            <text:p>25920 kB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table:formula="of:=[.I92]/[.O92]" office:value-type="percentage" office:value="0.0405478395061728">
            <text:p>4.05%</text:p>
          </table:table-cell>
          <table:table-cell office:value-type="float" office:value="39.843582">
            <text:p>39.84 ms</text:p>
          </table:table-cell>
          <table:table-cell office:value-type="float" office:value="39.9989">
            <text:p>40.00 ms</text:p>
          </table:table-cell>
          <table:table-cell office:value-type="float" office:value="37.844257">
            <text:p>37.84 ms</text:p>
          </table:table-cell>
          <table:table-cell office:value-type="float" office:value="42.752193">
            <text:p>42.75 ms</text:p>
          </table:table-cell>
          <table:table-cell office:value-type="float" office:value="1051">
            <text:p>1051 kB</text:p>
          </table:table-cell>
          <table:table-cell office:value-type="float" office:value="35.7223">
            <text:p>35.72 dB</text:p>
          </table:table-cell>
          <table:table-cell office:value-type="float" office:value="20.562464">
            <text:p>20.56 ms</text:p>
          </table:table-cell>
          <table:table-cell office:value-type="float" office:value="20.5606">
            <text:p>20.56 ms</text:p>
          </table:table-cell>
          <table:table-cell office:value-type="float" office:value="20.520897">
            <text:p>20.52 ms</text:p>
          </table:table-cell>
          <table:table-cell office:value-type="float" office:value="20.649183">
            <text:p>20.65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table:formula="of:=[.I93]/[.O93]" office:value-type="percentage" office:value="0.037962962962963">
            <text:p>3.80%</text:p>
          </table:table-cell>
          <table:table-cell office:value-type="float" office:value="40.085312">
            <text:p>40.09 ms</text:p>
          </table:table-cell>
          <table:table-cell office:value-type="float" office:value="40.3264">
            <text:p>40.33 ms</text:p>
          </table:table-cell>
          <table:table-cell office:value-type="float" office:value="38.445503">
            <text:p>38.45 ms</text:p>
          </table:table-cell>
          <table:table-cell office:value-type="float" office:value="42.703423">
            <text:p>42.70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20.009249">
            <text:p>20.01 ms</text:p>
          </table:table-cell>
          <table:table-cell office:value-type="float" office:value="20.0168">
            <text:p>20.02 ms</text:p>
          </table:table-cell>
          <table:table-cell office:value-type="float" office:value="19.985088">
            <text:p>19.99 ms</text:p>
          </table:table-cell>
          <table:table-cell office:value-type="float" office:value="20.094496">
            <text:p>20.09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table:formula="of:=[.I94]/[.O94]" office:value-type="percentage" office:value="0.0357253086419753">
            <text:p>3.57%</text:p>
          </table:table-cell>
          <table:table-cell office:value-type="float" office:value="40.65427">
            <text:p>40.65 ms</text:p>
          </table:table-cell>
          <table:table-cell office:value-type="float" office:value="40.7657">
            <text:p>40.77 ms</text:p>
          </table:table-cell>
          <table:table-cell office:value-type="float" office:value="39.28669">
            <text:p>39.29 ms</text:p>
          </table:table-cell>
          <table:table-cell office:value-type="float" office:value="42.629536">
            <text:p>42.63 ms</text:p>
          </table:table-cell>
          <table:table-cell office:value-type="float" office:value="926">
            <text:p>926 kB</text:p>
          </table:table-cell>
          <table:table-cell office:value-type="float" office:value="34.7559">
            <text:p>34.76 dB</text:p>
          </table:table-cell>
          <table:table-cell office:value-type="float" office:value="19.445375">
            <text:p>19.45 ms</text:p>
          </table:table-cell>
          <table:table-cell office:value-type="float" office:value="19.4472">
            <text:p>19.45 ms</text:p>
          </table:table-cell>
          <table:table-cell office:value-type="float" office:value="19.40976">
            <text:p>19.41 ms</text:p>
          </table:table-cell>
          <table:table-cell office:value-type="float" office:value="19.489759">
            <text:p>19.49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table:formula="of:=[.I95]/[.O95]" office:value-type="percentage" office:value="0.0330246913580247">
            <text:p>3.30%</text:p>
          </table:table-cell>
          <table:table-cell office:value-type="float" office:value="40.601696">
            <text:p>40.60 ms</text:p>
          </table:table-cell>
          <table:table-cell office:value-type="float" office:value="41.1593">
            <text:p>41.16 ms</text:p>
          </table:table-cell>
          <table:table-cell office:value-type="float" office:value="39.721825">
            <text:p>39.72 ms</text:p>
          </table:table-cell>
          <table:table-cell office:value-type="float" office:value="43.566528">
            <text:p>43.57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18.820896">
            <text:p>18.82 ms</text:p>
          </table:table-cell>
          <table:table-cell office:value-type="float" office:value="18.8239">
            <text:p>18.82 ms</text:p>
          </table:table-cell>
          <table:table-cell office:value-type="float" office:value="18.808001">
            <text:p>18.81 ms</text:p>
          </table:table-cell>
          <table:table-cell office:value-type="float" office:value="18.872128">
            <text:p>18.87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table:formula="of:=[.I96]/[.O96]" office:value-type="percentage" office:value="0.0302469135802469">
            <text:p>3.02%</text:p>
          </table:table-cell>
          <table:table-cell office:value-type="float" office:value="41.058018">
            <text:p>41.06 ms</text:p>
          </table:table-cell>
          <table:table-cell office:value-type="float" office:value="40.9954">
            <text:p>41.00 ms</text:p>
          </table:table-cell>
          <table:table-cell office:value-type="float" office:value="39.57328">
            <text:p>39.57 ms</text:p>
          </table:table-cell>
          <table:table-cell office:value-type="float" office:value="42.865566">
            <text:p>42.87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18.14352">
            <text:p>18.14 ms</text:p>
          </table:table-cell>
          <table:table-cell office:value-type="float" office:value="18.145">
            <text:p>18.15 ms</text:p>
          </table:table-cell>
          <table:table-cell office:value-type="float" office:value="18.110048">
            <text:p>18.11 ms</text:p>
          </table:table-cell>
          <table:table-cell office:value-type="float" office:value="18.181025">
            <text:p>18.18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table:formula="of:=[.I97]/[.O97]" office:value-type="percentage" office:value="0.0272376543209877">
            <text:p>2.72%</text:p>
          </table:table-cell>
          <table:table-cell office:value-type="float" office:value="40.573727">
            <text:p>40.57 ms</text:p>
          </table:table-cell>
          <table:table-cell office:value-type="float" office:value="41.0469">
            <text:p>41.05 ms</text:p>
          </table:table-cell>
          <table:table-cell office:value-type="float" office:value="39.8064">
            <text:p>39.81 ms</text:p>
          </table:table-cell>
          <table:table-cell office:value-type="float" office:value="42.954559">
            <text:p>42.95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17.396959">
            <text:p>17.40 ms</text:p>
          </table:table-cell>
          <table:table-cell office:value-type="float" office:value="17.3874">
            <text:p>17.39 ms</text:p>
          </table:table-cell>
          <table:table-cell office:value-type="float" office:value="17.34944">
            <text:p>17.35 ms</text:p>
          </table:table-cell>
          <table:table-cell office:value-type="float" office:value="17.415903">
            <text:p>17.42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table:formula="of:=[.I98]/[.O98]" office:value-type="percentage" office:value="0.0240354938271605">
            <text:p>2.40%</text:p>
          </table:table-cell>
          <table:table-cell office:value-type="float" office:value="41.978848">
            <text:p>41.98 ms</text:p>
          </table:table-cell>
          <table:table-cell office:value-type="float" office:value="41.8363">
            <text:p>41.84 ms</text:p>
          </table:table-cell>
          <table:table-cell office:value-type="float" office:value="40.804863">
            <text:p>40.80 ms</text:p>
          </table:table-cell>
          <table:table-cell office:value-type="float" office:value="43.3232">
            <text:p>43.32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16.517632">
            <text:p>16.52 ms</text:p>
          </table:table-cell>
          <table:table-cell office:value-type="float" office:value="16.5217">
            <text:p>16.52 ms</text:p>
          </table:table-cell>
          <table:table-cell office:value-type="float" office:value="16.489376">
            <text:p>16.49 ms</text:p>
          </table:table-cell>
          <table:table-cell office:value-type="float" office:value="16.550432">
            <text:p>16.55 ms</text:p>
          </table:table-cell>
          <table:table-cell office:value-type="float" office:value="25920">
            <text:p>25920 kB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table:formula="of:=[.I99]/[.O99]" office:value-type="percentage" office:value="0.0203703703703704">
            <text:p>2.04%</text:p>
          </table:table-cell>
          <table:table-cell office:value-type="float" office:value="44.387234">
            <text:p>44.39 ms</text:p>
          </table:table-cell>
          <table:table-cell office:value-type="float" office:value="44.3731">
            <text:p>44.37 ms</text:p>
          </table:table-cell>
          <table:table-cell office:value-type="float" office:value="44.032894">
            <text:p>44.03 ms</text:p>
          </table:table-cell>
          <table:table-cell office:value-type="float" office:value="44.707745">
            <text:p>44.71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15.495776">
            <text:p>15.50 ms</text:p>
          </table:table-cell>
          <table:table-cell office:value-type="float" office:value="15.5065">
            <text:p>15.51 ms</text:p>
          </table:table-cell>
          <table:table-cell office:value-type="float" office:value="15.465632">
            <text:p>15.47 ms</text:p>
          </table:table-cell>
          <table:table-cell office:value-type="float" office:value="15.5512">
            <text:p>15.55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5" table:formula="of:=[.I100]/[.O100]" office:value-type="percentage" office:value="0.0162422839506173">
            <text:p>1.62%</text:p>
          </table:table-cell>
          <table:table-cell table:style-name="ce20" office:value-type="float" office:value="45.518944">
            <text:p>45.52 ms</text:p>
          </table:table-cell>
          <table:table-cell table:style-name="ce24" office:value-type="float" office:value="45.4345">
            <text:p>45.43 ms</text:p>
          </table:table-cell>
          <table:table-cell table:style-name="ce29" office:value-type="float" office:value="45.044064">
            <text:p>45.04 ms</text:p>
          </table:table-cell>
          <table:table-cell table:style-name="ce24" office:value-type="float" office:value="45.937473">
            <text:p>45.94 ms</text:p>
          </table:table-cell>
          <table:table-cell table:style-name="ce32" office:value-type="float" office:value="421">
            <text:p>421 kB</text:p>
          </table:table-cell>
          <table:table-cell table:style-name="ce35" office:value-type="float" office:value="25.6219">
            <text:p>25.62 dB</text:p>
          </table:table-cell>
          <table:table-cell table:style-name="ce39" office:value-type="float" office:value="14.16496">
            <text:p>14.16 ms</text:p>
          </table:table-cell>
          <table:table-cell table:style-name="ce29" office:value-type="float" office:value="14.1689">
            <text:p>14.17 ms</text:p>
          </table:table-cell>
          <table:table-cell table:style-name="ce24" office:value-type="float" office:value="14.147232">
            <text:p>14.15 ms</text:p>
          </table:table-cell>
          <table:table-cell table:style-name="ce29" office:value-type="float" office:value="14.210304">
            <text:p>14.21 ms</text:p>
          </table:table-cell>
          <table:table-cell table:style-name="ce32" office:value-type="float" office:value="25920">
            <text:p>25920 kB</text:p>
          </table:table-cell>
          <table:table-cell table:style-name="ce42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4"/>
        </table:table-row>
        <table:table-row table:style-name="ro3">
          <table:table-cell/>
          <table:table-cell table:style-name="ce4" office:value-type="string">
            <text:p>Inter Core 2 Duo 3.2GHz</text:p>
          </table:table-cell>
          <table:table-cell table:style-name="ce11" table:number-columns-repeated="2"/>
          <table:table-cell table:style-name="ce4" office:value-type="string">
            <text:p>GeForce 9800GT (c.c. 1.1)</text:p>
          </table:table-cell>
          <table:table-cell table:style-name="ce11" table:number-columns-repeated="11"/>
        </table:table-row>
        <table:table-row table:style-name="ro3">
          <table:table-cell table:number-columns-repeated="2"/>
          <table:table-cell table:style-name="Default" table:number-columns-repeated="14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3" table:formula="of:=[.I107]/[.O107]" office:value-type="percentage" office:value="0.464197530864197">
            <text:p>46.42%</text:p>
          </table:table-cell>
          <table:table-cell table:style-name="ce18" office:value-type="float" office:value="42.098465">
            <text:p>42.10 ms</text:p>
          </table:table-cell>
          <table:table-cell table:style-name="ce22" office:value-type="float" office:value="42.1759">
            <text:p>42.18 ms</text:p>
          </table:table-cell>
          <table:table-cell table:style-name="ce27" office:value-type="float" office:value="41.526817">
            <text:p>41.53 ms</text:p>
          </table:table-cell>
          <table:table-cell table:style-name="ce22" office:value-type="float" office:value="42.93795">
            <text:p>42.94 ms</text:p>
          </table:table-cell>
          <table:table-cell table:style-name="ce30" office:value-type="float" office:value="2820">
            <text:p>2820 kB</text:p>
          </table:table-cell>
          <table:table-cell table:style-name="ce33" office:value-type="float" office:value="46.2448">
            <text:p>46.24 dB</text:p>
          </table:table-cell>
          <table:table-cell table:style-name="ce37" office:value-type="float" office:value="65.262115">
            <text:p>65.26 ms</text:p>
          </table:table-cell>
          <table:table-cell table:style-name="ce27" office:value-type="float" office:value="65.3734">
            <text:p>65.37 ms</text:p>
          </table:table-cell>
          <table:table-cell table:style-name="ce22" office:value-type="float" office:value="64.526909">
            <text:p>64.53 ms</text:p>
          </table:table-cell>
          <table:table-cell table:style-name="ce27" office:value-type="float" office:value="67.108032">
            <text:p>67.11 ms</text:p>
          </table:table-cell>
          <table:table-cell table:style-name="ce30" office:value-type="float" office:value="6075">
            <text:p>6075 kB</text:p>
          </table:table-cell>
          <table:table-cell table:style-name="ce40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table:formula="of:=[.I108]/[.O108]" office:value-type="percentage" office:value="0.194732510288066">
            <text:p>19.47%</text:p>
          </table:table-cell>
          <table:table-cell office:value-type="float" office:value="30.178112">
            <text:p>30.18 ms</text:p>
          </table:table-cell>
          <table:table-cell office:value-type="float" office:value="30.1334">
            <text:p>30.13 ms</text:p>
          </table:table-cell>
          <table:table-cell office:value-type="float" office:value="29.495392">
            <text:p>29.50 ms</text:p>
          </table:table-cell>
          <table:table-cell office:value-type="float" office:value="31.670176">
            <text:p>31.67 ms</text:p>
          </table:table-cell>
          <table:table-cell office:value-type="float" office:value="1183">
            <text:p>1183 kB</text:p>
          </table:table-cell>
          <table:table-cell office:value-type="float" office:value="40.1541">
            <text:p>40.15 dB</text:p>
          </table:table-cell>
          <table:table-cell office:value-type="float" office:value="36.045666">
            <text:p>36.05 ms</text:p>
          </table:table-cell>
          <table:table-cell office:value-type="float" office:value="36.4524">
            <text:p>36.45 ms</text:p>
          </table:table-cell>
          <table:table-cell office:value-type="float" office:value="35.503426">
            <text:p>35.50 ms</text:p>
          </table:table-cell>
          <table:table-cell office:value-type="float" office:value="38.385471">
            <text:p>38.39 ms</text:p>
          </table:table-cell>
          <table:table-cell office:value-type="float" office:value="6075">
            <text:p>6075 kB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table:formula="of:=[.I109]/[.O109]" office:value-type="percentage" office:value="0.134650205761317">
            <text:p>13.47%</text:p>
          </table:table-cell>
          <table:table-cell office:value-type="float" office:value="27.939873">
            <text:p>27.94 ms</text:p>
          </table:table-cell>
          <table:table-cell office:value-type="float" office:value="27.926">
            <text:p>27.93 ms</text:p>
          </table:table-cell>
          <table:table-cell office:value-type="float" office:value="27.354784">
            <text:p>27.35 ms</text:p>
          </table:table-cell>
          <table:table-cell office:value-type="float" office:value="28.403328">
            <text:p>28.40 ms</text:p>
          </table:table-cell>
          <table:table-cell office:value-type="float" office:value="818">
            <text:p>818 kB</text:p>
          </table:table-cell>
          <table:table-cell office:value-type="float" office:value="37.4934">
            <text:p>37.49 dB</text:p>
          </table:table-cell>
          <table:table-cell office:value-type="float" office:value="30.429665">
            <text:p>30.43 ms</text:p>
          </table:table-cell>
          <table:table-cell office:value-type="float" office:value="30.6469">
            <text:p>30.65 ms</text:p>
          </table:table-cell>
          <table:table-cell office:value-type="float" office:value="29.915552">
            <text:p>29.92 ms</text:p>
          </table:table-cell>
          <table:table-cell office:value-type="float" office:value="31.517056">
            <text:p>31.52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table:formula="of:=[.I110]/[.O110]" office:value-type="percentage" office:value="0.10716049382716">
            <text:p>10.72%</text:p>
          </table:table-cell>
          <table:table-cell office:value-type="float" office:value="27.735136">
            <text:p>27.74 ms</text:p>
          </table:table-cell>
          <table:table-cell office:value-type="float" office:value="27.7749">
            <text:p>27.77 ms</text:p>
          </table:table-cell>
          <table:table-cell office:value-type="float" office:value="26.841951">
            <text:p>26.84 ms</text:p>
          </table:table-cell>
          <table:table-cell office:value-type="float" office:value="28.971264">
            <text:p>28.97 ms</text:p>
          </table:table-cell>
          <table:table-cell office:value-type="float" office:value="651">
            <text:p>651 kB</text:p>
          </table:table-cell>
          <table:table-cell office:value-type="float" office:value="35.9866">
            <text:p>35.99 dB</text:p>
          </table:table-cell>
          <table:table-cell office:value-type="float" office:value="27.624607">
            <text:p>27.62 ms</text:p>
          </table:table-cell>
          <table:table-cell office:value-type="float" office:value="27.5169">
            <text:p>27.52 ms</text:p>
          </table:table-cell>
          <table:table-cell office:value-type="float" office:value="27.04192">
            <text:p>27.04 ms</text:p>
          </table:table-cell>
          <table:table-cell office:value-type="float" office:value="27.742752">
            <text:p>27.74 ms</text:p>
          </table:table-cell>
          <table:table-cell office:value-type="float" office:value="6075">
            <text:p>6075 kB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table:formula="of:=[.I111]/[.O111]" office:value-type="percentage" office:value="0.0908641975308642">
            <text:p>9.09%</text:p>
          </table:table-cell>
          <table:table-cell office:value-type="float" office:value="26.560352">
            <text:p>26.56 ms</text:p>
          </table:table-cell>
          <table:table-cell office:value-type="float" office:value="26.4776">
            <text:p>26.48 ms</text:p>
          </table:table-cell>
          <table:table-cell office:value-type="float" office:value="25.463425">
            <text:p>25.46 ms</text:p>
          </table:table-cell>
          <table:table-cell office:value-type="float" office:value="27.118689">
            <text:p>27.12 ms</text:p>
          </table:table-cell>
          <table:table-cell office:value-type="float" office:value="552">
            <text:p>552 kB</text:p>
          </table:table-cell>
          <table:table-cell office:value-type="float" office:value="34.9768">
            <text:p>34.98 dB</text:p>
          </table:table-cell>
          <table:table-cell office:value-type="float" office:value="29.513248">
            <text:p>29.51 ms</text:p>
          </table:table-cell>
          <table:table-cell office:value-type="float" office:value="29.4053">
            <text:p>29.41 ms</text:p>
          </table:table-cell>
          <table:table-cell office:value-type="float" office:value="28.03232">
            <text:p>28.03 ms</text:p>
          </table:table-cell>
          <table:table-cell office:value-type="float" office:value="31.319073">
            <text:p>31.32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table:formula="of:=[.I112]/[.O112]" office:value-type="percentage" office:value="0.0791769547325103">
            <text:p>7.92%</text:p>
          </table:table-cell>
          <table:table-cell office:value-type="float" office:value="26.276159">
            <text:p>26.28 ms</text:p>
          </table:table-cell>
          <table:table-cell office:value-type="float" office:value="26.4047">
            <text:p>26.40 ms</text:p>
          </table:table-cell>
          <table:table-cell office:value-type="float" office:value="25.736992">
            <text:p>25.74 ms</text:p>
          </table:table-cell>
          <table:table-cell office:value-type="float" office:value="27.568159">
            <text:p>27.57 ms</text:p>
          </table:table-cell>
          <table:table-cell office:value-type="float" office:value="481">
            <text:p>481 kB</text:p>
          </table:table-cell>
          <table:table-cell office:value-type="float" office:value="34.1825">
            <text:p>34.18 dB</text:p>
          </table:table-cell>
          <table:table-cell office:value-type="float" office:value="24.660929">
            <text:p>24.66 ms</text:p>
          </table:table-cell>
          <table:table-cell office:value-type="float" office:value="24.6082">
            <text:p>24.61 ms</text:p>
          </table:table-cell>
          <table:table-cell office:value-type="float" office:value="24.270624">
            <text:p>24.27 ms</text:p>
          </table:table-cell>
          <table:table-cell office:value-type="float" office:value="25.59008">
            <text:p>25.59 ms</text:p>
          </table:table-cell>
          <table:table-cell office:value-type="float" office:value="6075">
            <text:p>6075 kB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table:formula="of:=[.I113]/[.O113]" office:value-type="percentage" office:value="0.0717695473251029">
            <text:p>7.18%</text:p>
          </table:table-cell>
          <table:table-cell office:value-type="float" office:value="29.574112">
            <text:p>29.57 ms</text:p>
          </table:table-cell>
          <table:table-cell office:value-type="float" office:value="29.501">
            <text:p>29.50 ms</text:p>
          </table:table-cell>
          <table:table-cell office:value-type="float" office:value="28.024672">
            <text:p>28.02 ms</text:p>
          </table:table-cell>
          <table:table-cell office:value-type="float" office:value="30.460257">
            <text:p>30.46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27.631392">
            <text:p>27.63 ms</text:p>
          </table:table-cell>
          <table:table-cell office:value-type="float" office:value="26.6769">
            <text:p>26.68 ms</text:p>
          </table:table-cell>
          <table:table-cell office:value-type="float" office:value="23.6768">
            <text:p>23.68 ms</text:p>
          </table:table-cell>
          <table:table-cell office:value-type="float" office:value="31.586111">
            <text:p>31.59 ms</text:p>
          </table:table-cell>
          <table:table-cell office:value-type="float" office:value="6075">
            <text:p>6075 kB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table:formula="of:=[.I114]/[.O114]" office:value-type="percentage" office:value="0.0655144032921811">
            <text:p>6.55%</text:p>
          </table:table-cell>
          <table:table-cell office:value-type="float" office:value="25.387424">
            <text:p>25.39 ms</text:p>
          </table:table-cell>
          <table:table-cell office:value-type="float" office:value="25.4891">
            <text:p>25.49 ms</text:p>
          </table:table-cell>
          <table:table-cell office:value-type="float" office:value="24.755873">
            <text:p>24.76 ms</text:p>
          </table:table-cell>
          <table:table-cell office:value-type="float" office:value="26.518656">
            <text:p>26.52 ms</text:p>
          </table:table-cell>
          <table:table-cell office:value-type="float" office:value="398">
            <text:p>398 kB</text:p>
          </table:table-cell>
          <table:table-cell office:value-type="float" office:value="33.1442">
            <text:p>33.14 dB</text:p>
          </table:table-cell>
          <table:table-cell office:value-type="float" office:value="23.263647">
            <text:p>23.26 ms</text:p>
          </table:table-cell>
          <table:table-cell office:value-type="float" office:value="23.1851">
            <text:p>23.19 ms</text:p>
          </table:table-cell>
          <table:table-cell office:value-type="float" office:value="22.729824">
            <text:p>22.73 ms</text:p>
          </table:table-cell>
          <table:table-cell office:value-type="float" office:value="23.691072">
            <text:p>23.69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table:formula="of:=[.I115]/[.O115]" office:value-type="percentage" office:value="0.0605761316872428">
            <text:p>6.06%</text:p>
          </table:table-cell>
          <table:table-cell office:value-type="float" office:value="25.516191">
            <text:p>25.52 ms</text:p>
          </table:table-cell>
          <table:table-cell office:value-type="float" office:value="25.718">
            <text:p>25.72 ms</text:p>
          </table:table-cell>
          <table:table-cell office:value-type="float" office:value="25.128927">
            <text:p>25.13 ms</text:p>
          </table:table-cell>
          <table:table-cell office:value-type="float" office:value="27.328447">
            <text:p>27.33 ms</text:p>
          </table:table-cell>
          <table:table-cell office:value-type="float" office:value="368">
            <text:p>368 kB</text:p>
          </table:table-cell>
          <table:table-cell office:value-type="float" office:value="32.7054">
            <text:p>32.71 dB</text:p>
          </table:table-cell>
          <table:table-cell office:value-type="float" office:value="22.724096">
            <text:p>22.72 ms</text:p>
          </table:table-cell>
          <table:table-cell office:value-type="float" office:value="22.6595">
            <text:p>22.66 ms</text:p>
          </table:table-cell>
          <table:table-cell office:value-type="float" office:value="22.248257">
            <text:p>22.25 ms</text:p>
          </table:table-cell>
          <table:table-cell office:value-type="float" office:value="22.864416">
            <text:p>22.86 ms</text:p>
          </table:table-cell>
          <table:table-cell office:value-type="float" office:value="6075">
            <text:p>6075 kB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table:formula="of:=[.I116]/[.O116]" office:value-type="percentage" office:value="0.0566255144032922">
            <text:p>5.66%</text:p>
          </table:table-cell>
          <table:table-cell office:value-type="float" office:value="25.784544">
            <text:p>25.78 ms</text:p>
          </table:table-cell>
          <table:table-cell office:value-type="float" office:value="25.7168">
            <text:p>25.72 ms</text:p>
          </table:table-cell>
          <table:table-cell office:value-type="float" office:value="25.091583">
            <text:p>25.09 ms</text:p>
          </table:table-cell>
          <table:table-cell office:value-type="float" office:value="26.599552">
            <text:p>26.60 ms</text:p>
          </table:table-cell>
          <table:table-cell office:value-type="float" office:value="344">
            <text:p>344 kB</text:p>
          </table:table-cell>
          <table:table-cell office:value-type="float" office:value="32.3347">
            <text:p>32.33 dB</text:p>
          </table:table-cell>
          <table:table-cell office:value-type="float" office:value="22.199392">
            <text:p>22.20 ms</text:p>
          </table:table-cell>
          <table:table-cell office:value-type="float" office:value="22.0876">
            <text:p>22.09 ms</text:p>
          </table:table-cell>
          <table:table-cell office:value-type="float" office:value="21.714657">
            <text:p>21.71 ms</text:p>
          </table:table-cell>
          <table:table-cell office:value-type="float" office:value="22.294657">
            <text:p>22.29 ms</text:p>
          </table:table-cell>
          <table:table-cell office:value-type="float" office:value="6075">
            <text:p>6075 kB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table:formula="of:=[.I117]/[.O117]" office:value-type="percentage" office:value="0.0533333333333333">
            <text:p>5.33%</text:p>
          </table:table-cell>
          <table:table-cell office:value-type="float" office:value="25.632256">
            <text:p>25.63 ms</text:p>
          </table:table-cell>
          <table:table-cell office:value-type="float" office:value="25.4771">
            <text:p>25.48 ms</text:p>
          </table:table-cell>
          <table:table-cell office:value-type="float" office:value="24.722624">
            <text:p>24.72 ms</text:p>
          </table:table-cell>
          <table:table-cell office:value-type="float" office:value="26.270208">
            <text:p>26.27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21.828833">
            <text:p>21.83 ms</text:p>
          </table:table-cell>
          <table:table-cell office:value-type="float" office:value="21.7539">
            <text:p>21.75 ms</text:p>
          </table:table-cell>
          <table:table-cell office:value-type="float" office:value="21.418976">
            <text:p>21.42 ms</text:p>
          </table:table-cell>
          <table:table-cell office:value-type="float" office:value="22.410433">
            <text:p>22.41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table:formula="of:=[.I118]/[.O118]" office:value-type="percentage" office:value="0.0503703703703704">
            <text:p>5.04%</text:p>
          </table:table-cell>
          <table:table-cell office:value-type="float" office:value="25.934879">
            <text:p>25.93 ms</text:p>
          </table:table-cell>
          <table:table-cell office:value-type="float" office:value="25.7902">
            <text:p>25.79 ms</text:p>
          </table:table-cell>
          <table:table-cell office:value-type="float" office:value="24.257153">
            <text:p>24.26 ms</text:p>
          </table:table-cell>
          <table:table-cell office:value-type="float" office:value="27.552769">
            <text:p>27.55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21.682465">
            <text:p>21.68 ms</text:p>
          </table:table-cell>
          <table:table-cell office:value-type="float" office:value="21.5869">
            <text:p>21.59 ms</text:p>
          </table:table-cell>
          <table:table-cell office:value-type="float" office:value="21.184799">
            <text:p>21.18 ms</text:p>
          </table:table-cell>
          <table:table-cell office:value-type="float" office:value="22.556896">
            <text:p>22.56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table:formula="of:=[.I119]/[.O119]" office:value-type="percentage" office:value="0.0467489711934156">
            <text:p>4.67%</text:p>
          </table:table-cell>
          <table:table-cell office:value-type="float" office:value="25.396223">
            <text:p>25.40 ms</text:p>
          </table:table-cell>
          <table:table-cell office:value-type="float" office:value="25.3621">
            <text:p>25.36 ms</text:p>
          </table:table-cell>
          <table:table-cell office:value-type="float" office:value="24.606688">
            <text:p>24.61 ms</text:p>
          </table:table-cell>
          <table:table-cell office:value-type="float" office:value="25.921345">
            <text:p>25.92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21.200865">
            <text:p>21.20 ms</text:p>
          </table:table-cell>
          <table:table-cell office:value-type="float" office:value="21.1106">
            <text:p>21.11 ms</text:p>
          </table:table-cell>
          <table:table-cell office:value-type="float" office:value="20.731903">
            <text:p>20.73 ms</text:p>
          </table:table-cell>
          <table:table-cell office:value-type="float" office:value="21.510689">
            <text:p>21.51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table:formula="of:=[.I120]/[.O120]" office:value-type="percentage" office:value="0.0436213991769547">
            <text:p>4.36%</text:p>
          </table:table-cell>
          <table:table-cell office:value-type="float" office:value="25.008801">
            <text:p>25.01 ms</text:p>
          </table:table-cell>
          <table:table-cell office:value-type="float" office:value="24.9916">
            <text:p>24.99 ms</text:p>
          </table:table-cell>
          <table:table-cell office:value-type="float" office:value="24.746401">
            <text:p>24.75 ms</text:p>
          </table:table-cell>
          <table:table-cell office:value-type="float" office:value="25.39888">
            <text:p>25.40 ms</text:p>
          </table:table-cell>
          <table:table-cell office:value-type="float" office:value="265">
            <text:p>265 kB</text:p>
          </table:table-cell>
          <table:table-cell office:value-type="float" office:value="30.9543">
            <text:p>30.95 dB</text:p>
          </table:table-cell>
          <table:table-cell office:value-type="float" office:value="22.289248">
            <text:p>22.29 ms</text:p>
          </table:table-cell>
          <table:table-cell office:value-type="float" office:value="23.0446">
            <text:p>23.04 ms</text:p>
          </table:table-cell>
          <table:table-cell office:value-type="float" office:value="20.328352">
            <text:p>20.33 ms</text:p>
          </table:table-cell>
          <table:table-cell office:value-type="float" office:value="27.334175">
            <text:p>27.33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table:formula="of:=[.I121]/[.O121]" office:value-type="percentage" office:value="0.04">
            <text:p>4.00%</text:p>
          </table:table-cell>
          <table:table-cell office:value-type="float" office:value="25.111679">
            <text:p>25.11 ms</text:p>
          </table:table-cell>
          <table:table-cell office:value-type="float" office:value="25.1356">
            <text:p>25.14 ms</text:p>
          </table:table-cell>
          <table:table-cell office:value-type="float" office:value="24.924543">
            <text:p>24.92 ms</text:p>
          </table:table-cell>
          <table:table-cell office:value-type="float" office:value="25.378304">
            <text:p>25.38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20.204479">
            <text:p>20.20 ms</text:p>
          </table:table-cell>
          <table:table-cell office:value-type="float" office:value="20.0546">
            <text:p>20.05 ms</text:p>
          </table:table-cell>
          <table:table-cell office:value-type="float" office:value="19.641567">
            <text:p>19.64 ms</text:p>
          </table:table-cell>
          <table:table-cell office:value-type="float" office:value="20.548767">
            <text:p>20.55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table:formula="of:=[.I122]/[.O122]" office:value-type="percentage" office:value="0.0360493827160494">
            <text:p>3.60%</text:p>
          </table:table-cell>
          <table:table-cell office:value-type="float" office:value="25.143583">
            <text:p>25.14 ms</text:p>
          </table:table-cell>
          <table:table-cell office:value-type="float" office:value="25.0088">
            <text:p>25.01 ms</text:p>
          </table:table-cell>
          <table:table-cell office:value-type="float" office:value="24.001408">
            <text:p>24.00 ms</text:p>
          </table:table-cell>
          <table:table-cell office:value-type="float" office:value="25.789856">
            <text:p>25.79 ms</text:p>
          </table:table-cell>
          <table:table-cell office:value-type="float" office:value="219">
            <text:p>219 kB</text:p>
          </table:table-cell>
          <table:table-cell office:value-type="float" office:value="29.8467">
            <text:p>29.85 dB</text:p>
          </table:table-cell>
          <table:table-cell office:value-type="float" office:value="19.568289">
            <text:p>19.57 ms</text:p>
          </table:table-cell>
          <table:table-cell office:value-type="float" office:value="19.4351">
            <text:p>19.44 ms</text:p>
          </table:table-cell>
          <table:table-cell office:value-type="float" office:value="19.153631">
            <text:p>19.15 ms</text:p>
          </table:table-cell>
          <table:table-cell office:value-type="float" office:value="19.642401">
            <text:p>19.64 ms</text:p>
          </table:table-cell>
          <table:table-cell office:value-type="float" office:value="6075">
            <text:p>6075 kB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table:formula="of:=[.I123]/[.O123]" office:value-type="percentage" office:value="0.0317695473251029">
            <text:p>3.18%</text:p>
          </table:table-cell>
          <table:table-cell office:value-type="float" office:value="24.60256">
            <text:p>24.60 ms</text:p>
          </table:table-cell>
          <table:table-cell office:value-type="float" office:value="24.5771">
            <text:p>24.58 ms</text:p>
          </table:table-cell>
          <table:table-cell office:value-type="float" office:value="24.087969">
            <text:p>24.09 ms</text:p>
          </table:table-cell>
          <table:table-cell office:value-type="float" office:value="24.838816">
            <text:p>24.84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19.097857">
            <text:p>19.10 ms</text:p>
          </table:table-cell>
          <table:table-cell office:value-type="float" office:value="19.2492">
            <text:p>19.25 ms</text:p>
          </table:table-cell>
          <table:table-cell office:value-type="float" office:value="18.648384">
            <text:p>18.65 ms</text:p>
          </table:table-cell>
          <table:table-cell office:value-type="float" office:value="20.697216">
            <text:p>20.70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table:formula="of:=[.I124]/[.O124]" office:value-type="percentage" office:value="0.0271604938271605">
            <text:p>2.72%</text:p>
          </table:table-cell>
          <table:table-cell office:value-type="float" office:value="25.095552">
            <text:p>25.10 ms</text:p>
          </table:table-cell>
          <table:table-cell office:value-type="float" office:value="25.4686">
            <text:p>25.47 ms</text:p>
          </table:table-cell>
          <table:table-cell office:value-type="float" office:value="24.281919">
            <text:p>24.28 ms</text:p>
          </table:table-cell>
          <table:table-cell office:value-type="float" office:value="27.751648">
            <text:p>27.75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18.025761">
            <text:p>18.03 ms</text:p>
          </table:table-cell>
          <table:table-cell office:value-type="float" office:value="18.1497">
            <text:p>18.15 ms</text:p>
          </table:table-cell>
          <table:table-cell office:value-type="float" office:value="17.920897">
            <text:p>17.92 ms</text:p>
          </table:table-cell>
          <table:table-cell office:value-type="float" office:value="19.426336">
            <text:p>19.43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table:formula="of:=[.I125]/[.O125]" office:value-type="percentage" office:value="0.0220576131687243">
            <text:p>2.21%</text:p>
          </table:table-cell>
          <table:table-cell office:value-type="float" office:value="24.39776">
            <text:p>24.40 ms</text:p>
          </table:table-cell>
          <table:table-cell office:value-type="float" office:value="24.3871">
            <text:p>24.39 ms</text:p>
          </table:table-cell>
          <table:table-cell office:value-type="float" office:value="23.927967">
            <text:p>23.93 ms</text:p>
          </table:table-cell>
          <table:table-cell office:value-type="float" office:value="25.11648">
            <text:p>25.12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17.642559">
            <text:p>17.64 ms</text:p>
          </table:table-cell>
          <table:table-cell office:value-type="float" office:value="17.5375">
            <text:p>17.54 ms</text:p>
          </table:table-cell>
          <table:table-cell office:value-type="float" office:value="17.204191">
            <text:p>17.20 ms</text:p>
          </table:table-cell>
          <table:table-cell office:value-type="float" office:value="17.698816">
            <text:p>17.70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5" table:formula="of:=[.I126]/[.O126]" office:value-type="percentage" office:value="0.0166255144032922">
            <text:p>1.66%</text:p>
          </table:table-cell>
          <table:table-cell table:style-name="ce20" office:value-type="float" office:value="25.637472">
            <text:p>25.64 ms</text:p>
          </table:table-cell>
          <table:table-cell table:style-name="ce24" office:value-type="float" office:value="25.7301">
            <text:p>25.73 ms</text:p>
          </table:table-cell>
          <table:table-cell table:style-name="ce29" office:value-type="float" office:value="25.190241">
            <text:p>25.19 ms</text:p>
          </table:table-cell>
          <table:table-cell table:style-name="ce24" office:value-type="float" office:value="26.555424">
            <text:p>26.56 ms</text:p>
          </table:table-cell>
          <table:table-cell table:style-name="ce32" office:value-type="float" office:value="101">
            <text:p>101 kB</text:p>
          </table:table-cell>
          <table:table-cell table:style-name="ce35" office:value-type="float" office:value="24.0711">
            <text:p>24.07 dB</text:p>
          </table:table-cell>
          <table:table-cell table:style-name="ce39" office:value-type="float" office:value="16.837664">
            <text:p>16.84 ms</text:p>
          </table:table-cell>
          <table:table-cell table:style-name="ce29" office:value-type="float" office:value="16.8374">
            <text:p>16.84 ms</text:p>
          </table:table-cell>
          <table:table-cell table:style-name="ce24" office:value-type="float" office:value="16.392672">
            <text:p>16.39 ms</text:p>
          </table:table-cell>
          <table:table-cell table:style-name="ce29" office:value-type="float" office:value="17.270657">
            <text:p>17.27 ms</text:p>
          </table:table-cell>
          <table:table-cell table:style-name="ce32" office:value-type="float" office:value="6075">
            <text:p>6075 kB</text:p>
          </table:table-cell>
          <table:table-cell table:style-name="ce42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17" office:value-type="string" table:number-columns-spanned="6" table:number-rows-spanned="1">
            <text:p>En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17" office:value-type="string" table:number-columns-spanned="6" table:number-rows-spanned="1">
            <text:p>Decode (duration without load and save)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comp. ratio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sn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3" table:formula="of:=[.I131]/[.O131]" office:value-type="percentage" office:value="0.363310185185185">
            <text:p>36.33%</text:p>
          </table:table-cell>
          <table:table-cell table:style-name="ce18" office:value-type="float" office:value="162.93335">
            <text:p>162.93 ms</text:p>
          </table:table-cell>
          <table:table-cell table:style-name="ce22" office:value-type="float" office:value="162.939">
            <text:p>162.94 ms</text:p>
          </table:table-cell>
          <table:table-cell table:style-name="ce27" office:value-type="float" office:value="161.577408">
            <text:p>161.58 ms</text:p>
          </table:table-cell>
          <table:table-cell table:style-name="ce22" office:value-type="float" office:value="165.66214">
            <text:p>165.66 ms</text:p>
          </table:table-cell>
          <table:table-cell table:style-name="ce30" office:value-type="float" office:value="9417">
            <text:p>9417 kB</text:p>
          </table:table-cell>
          <table:table-cell table:style-name="ce33" office:value-type="float" office:value="46.2856">
            <text:p>46.29 dB</text:p>
          </table:table-cell>
          <table:table-cell table:style-name="ce37" office:value-type="float" office:value="241.554245">
            <text:p>241.55 ms</text:p>
          </table:table-cell>
          <table:table-cell table:style-name="ce27" office:value-type="float" office:value="241.721">
            <text:p>241.72 ms</text:p>
          </table:table-cell>
          <table:table-cell table:style-name="ce22" office:value-type="float" office:value="241.17511">
            <text:p>241.18 ms</text:p>
          </table:table-cell>
          <table:table-cell table:style-name="ce27" office:value-type="float" office:value="243.450592">
            <text:p>243.45 ms</text:p>
          </table:table-cell>
          <table:table-cell table:style-name="ce30" office:value-type="float" office:value="25920">
            <text:p>25920 kB</text:p>
          </table:table-cell>
          <table:table-cell table:style-name="ce40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table:formula="of:=[.I132]/[.O132]" office:value-type="percentage" office:value="0.147376543209877">
            <text:p>14.74%</text:p>
          </table:table-cell>
          <table:table-cell office:value-type="float" office:value="127.991615">
            <text:p>127.99 ms</text:p>
          </table:table-cell>
          <table:table-cell office:value-type="float" office:value="127.104">
            <text:p>127.10 ms</text:p>
          </table:table-cell>
          <table:table-cell office:value-type="float" office:value="122.607971">
            <text:p>122.61 ms</text:p>
          </table:table-cell>
          <table:table-cell office:value-type="float" office:value="129.607651">
            <text:p>129.61 ms</text:p>
          </table:table-cell>
          <table:table-cell office:value-type="float" office:value="3820">
            <text:p>3820 kB</text:p>
          </table:table-cell>
          <table:table-cell office:value-type="float" office:value="42.2563">
            <text:p>42.26 dB</text:p>
          </table:table-cell>
          <table:table-cell office:value-type="float" office:value="127.46106">
            <text:p>127.46 ms</text:p>
          </table:table-cell>
          <table:table-cell office:value-type="float" office:value="127.493">
            <text:p>127.49 ms</text:p>
          </table:table-cell>
          <table:table-cell office:value-type="float" office:value="127.125664">
            <text:p>127.13 ms</text:p>
          </table:table-cell>
          <table:table-cell office:value-type="float" office:value="128.352676">
            <text:p>128.35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table:formula="of:=[.I133]/[.O133]" office:value-type="percentage" office:value="0.100925925925926">
            <text:p>10.09%</text:p>
          </table:table-cell>
          <table:table-cell office:value-type="float" office:value="122.148804">
            <text:p>122.15 ms</text:p>
          </table:table-cell>
          <table:table-cell office:value-type="float" office:value="122.347">
            <text:p>122.35 ms</text:p>
          </table:table-cell>
          <table:table-cell office:value-type="float" office:value="120.784607">
            <text:p>120.78 ms</text:p>
          </table:table-cell>
          <table:table-cell office:value-type="float" office:value="123.849854">
            <text:p>123.85 ms</text:p>
          </table:table-cell>
          <table:table-cell office:value-type="float" office:value="2616">
            <text:p>2616 kB</text:p>
          </table:table-cell>
          <table:table-cell office:value-type="float" office:value="40.7199">
            <text:p>40.72 dB</text:p>
          </table:table-cell>
          <table:table-cell office:value-type="float" office:value="112.03968">
            <text:p>112.04 ms</text:p>
          </table:table-cell>
          <table:table-cell office:value-type="float" office:value="111.912">
            <text:p>111.91 ms</text:p>
          </table:table-cell>
          <table:table-cell office:value-type="float" office:value="111.272797">
            <text:p>111.27 ms</text:p>
          </table:table-cell>
          <table:table-cell office:value-type="float" office:value="112.598656">
            <text:p>112.60 ms</text:p>
          </table:table-cell>
          <table:table-cell office:value-type="float" office:value="25920">
            <text:p>25920 kB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table:formula="of:=[.I134]/[.O134]" office:value-type="percentage" office:value="0.080787037037037">
            <text:p>8.08%</text:p>
          </table:table-cell>
          <table:table-cell office:value-type="float" office:value="120.55101">
            <text:p>120.55 ms</text:p>
          </table:table-cell>
          <table:table-cell office:value-type="float" office:value="120.002">
            <text:p>120.00 ms</text:p>
          </table:table-cell>
          <table:table-cell office:value-type="float" office:value="117.436317">
            <text:p>117.44 ms</text:p>
          </table:table-cell>
          <table:table-cell office:value-type="float" office:value="121.373955">
            <text:p>121.37 ms</text:p>
          </table:table-cell>
          <table:table-cell office:value-type="float" office:value="2094">
            <text:p>2094 kB</text:p>
          </table:table-cell>
          <table:table-cell office:value-type="float" office:value="39.8059">
            <text:p>39.81 dB</text:p>
          </table:table-cell>
          <table:table-cell office:value-type="float" office:value="102.903709">
            <text:p>102.90 ms</text:p>
          </table:table-cell>
          <table:table-cell office:value-type="float" office:value="103.037">
            <text:p>103.04 ms</text:p>
          </table:table-cell>
          <table:table-cell office:value-type="float" office:value="102.57267">
            <text:p>102.57 ms</text:p>
          </table:table-cell>
          <table:table-cell office:value-type="float" office:value="104.132286">
            <text:p>104.13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table:formula="of:=[.I135]/[.O135]" office:value-type="percentage" office:value="0.0692515432098765">
            <text:p>6.93%</text:p>
          </table:table-cell>
          <table:table-cell office:value-type="float" office:value="119.088898">
            <text:p>119.09 ms</text:p>
          </table:table-cell>
          <table:table-cell office:value-type="float" office:value="119">
            <text:p>119.00 ms</text:p>
          </table:table-cell>
          <table:table-cell office:value-type="float" office:value="116.656029">
            <text:p>116.66 ms</text:p>
          </table:table-cell>
          <table:table-cell office:value-type="float" office:value="120.307678">
            <text:p>120.31 ms</text:p>
          </table:table-cell>
          <table:table-cell office:value-type="float" office:value="1795">
            <text:p>1795 kB</text:p>
          </table:table-cell>
          <table:table-cell office:value-type="float" office:value="39.0916">
            <text:p>39.09 dB</text:p>
          </table:table-cell>
          <table:table-cell office:value-type="float" office:value="98.435966">
            <text:p>98.44 ms</text:p>
          </table:table-cell>
          <table:table-cell office:value-type="float" office:value="98.3873">
            <text:p>98.39 ms</text:p>
          </table:table-cell>
          <table:table-cell office:value-type="float" office:value="97.924416">
            <text:p>97.92 ms</text:p>
          </table:table-cell>
          <table:table-cell office:value-type="float" office:value="99.150497">
            <text:p>99.15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table:formula="of:=[.I136]/[.O136]" office:value-type="percentage" office:value="0.0611496913580247">
            <text:p>6.11%</text:p>
          </table:table-cell>
          <table:table-cell office:value-type="float" office:value="118.769569">
            <text:p>118.77 ms</text:p>
          </table:table-cell>
          <table:table-cell office:value-type="float" office:value="118.054">
            <text:p>118.05 ms</text:p>
          </table:table-cell>
          <table:table-cell office:value-type="float" office:value="115.309181">
            <text:p>115.31 ms</text:p>
          </table:table-cell>
          <table:table-cell office:value-type="float" office:value="119.821892">
            <text:p>119.82 ms</text:p>
          </table:table-cell>
          <table:table-cell office:value-type="float" office:value="1585">
            <text:p>1585 kB</text:p>
          </table:table-cell>
          <table:table-cell office:value-type="float" office:value="38.447">
            <text:p>38.45 dB</text:p>
          </table:table-cell>
          <table:table-cell office:value-type="float" office:value="94.62925">
            <text:p>94.63 ms</text:p>
          </table:table-cell>
          <table:table-cell office:value-type="float" office:value="94.6442">
            <text:p>94.64 ms</text:p>
          </table:table-cell>
          <table:table-cell office:value-type="float" office:value="94.174019">
            <text:p>94.17 ms</text:p>
          </table:table-cell>
          <table:table-cell office:value-type="float" office:value="95.212387">
            <text:p>95.21 ms</text:p>
          </table:table-cell>
          <table:table-cell office:value-type="float" office:value="25920">
            <text:p>25920 kB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table:formula="of:=[.I137]/[.O137]" office:value-type="percentage" office:value="0.0560956790123457">
            <text:p>5.61%</text:p>
          </table:table-cell>
          <table:table-cell office:value-type="float" office:value="116.67424">
            <text:p>116.67 ms</text:p>
          </table:table-cell>
          <table:table-cell office:value-type="float" office:value="116.975">
            <text:p>116.98 ms</text:p>
          </table:table-cell>
          <table:table-cell office:value-type="float" office:value="115.586685">
            <text:p>115.59 ms</text:p>
          </table:table-cell>
          <table:table-cell office:value-type="float" office:value="119.202209">
            <text:p>119.20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92.354492">
            <text:p>92.35 ms</text:p>
          </table:table-cell>
          <table:table-cell office:value-type="float" office:value="92.2898">
            <text:p>92.29 ms</text:p>
          </table:table-cell>
          <table:table-cell office:value-type="float" office:value="91.930656">
            <text:p>91.93 ms</text:p>
          </table:table-cell>
          <table:table-cell office:value-type="float" office:value="93.243843">
            <text:p>93.24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table:formula="of:=[.I138]/[.O138]" office:value-type="percentage" office:value="0.0516203703703704">
            <text:p>5.16%</text:p>
          </table:table-cell>
          <table:table-cell office:value-type="float" office:value="117.102882">
            <text:p>117.10 ms</text:p>
          </table:table-cell>
          <table:table-cell office:value-type="float" office:value="116.465">
            <text:p>116.47 ms</text:p>
          </table:table-cell>
          <table:table-cell office:value-type="float" office:value="113.626877">
            <text:p>113.63 ms</text:p>
          </table:table-cell>
          <table:table-cell office:value-type="float" office:value="118.136383">
            <text:p>118.14 ms</text:p>
          </table:table-cell>
          <table:table-cell office:value-type="float" office:value="1338">
            <text:p>1338 kB</text:p>
          </table:table-cell>
          <table:table-cell office:value-type="float" office:value="37.4686">
            <text:p>37.47 dB</text:p>
          </table:table-cell>
          <table:table-cell office:value-type="float" office:value="90.43187">
            <text:p>90.43 ms</text:p>
          </table:table-cell>
          <table:table-cell office:value-type="float" office:value="90.4361">
            <text:p>90.44 ms</text:p>
          </table:table-cell>
          <table:table-cell office:value-type="float" office:value="89.971107">
            <text:p>89.97 ms</text:p>
          </table:table-cell>
          <table:table-cell office:value-type="float" office:value="90.839806">
            <text:p>90.84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table:formula="of:=[.I139]/[.O139]" office:value-type="percentage" office:value="0.048070987654321">
            <text:p>4.81%</text:p>
          </table:table-cell>
          <table:table-cell office:value-type="float" office:value="117.048035">
            <text:p>117.05 ms</text:p>
          </table:table-cell>
          <table:table-cell office:value-type="float" office:value="116.861">
            <text:p>116.86 ms</text:p>
          </table:table-cell>
          <table:table-cell office:value-type="float" office:value="115.479523">
            <text:p>115.48 ms</text:p>
          </table:table-cell>
          <table:table-cell office:value-type="float" office:value="118.126717">
            <text:p>118.13 ms</text:p>
          </table:table-cell>
          <table:table-cell office:value-type="float" office:value="1246">
            <text:p>1246 kB</text:p>
          </table:table-cell>
          <table:table-cell office:value-type="float" office:value="36.9363">
            <text:p>36.94 dB</text:p>
          </table:table-cell>
          <table:table-cell office:value-type="float" office:value="88.547714">
            <text:p>88.55 ms</text:p>
          </table:table-cell>
          <table:table-cell office:value-type="float" office:value="88.506">
            <text:p>88.51 ms</text:p>
          </table:table-cell>
          <table:table-cell office:value-type="float" office:value="88.12912">
            <text:p>88.13 ms</text:p>
          </table:table-cell>
          <table:table-cell office:value-type="float" office:value="88.898399">
            <text:p>88.90 ms</text:p>
          </table:table-cell>
          <table:table-cell office:value-type="float" office:value="25920">
            <text:p>25920 kB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table:formula="of:=[.I140]/[.O140]" office:value-type="percentage" office:value="0.0451774691358025">
            <text:p>4.52%</text:p>
          </table:table-cell>
          <table:table-cell office:value-type="float" office:value="116.404259">
            <text:p>116.40 ms</text:p>
          </table:table-cell>
          <table:table-cell office:value-type="float" office:value="116.178">
            <text:p>116.18 ms</text:p>
          </table:table-cell>
          <table:table-cell office:value-type="float" office:value="115.42672">
            <text:p>115.43 ms</text:p>
          </table:table-cell>
          <table:table-cell office:value-type="float" office:value="116.721634">
            <text:p>116.72 ms</text:p>
          </table:table-cell>
          <table:table-cell office:value-type="float" office:value="1171">
            <text:p>1171 kB</text:p>
          </table:table-cell>
          <table:table-cell office:value-type="float" office:value="36.4798">
            <text:p>36.48 dB</text:p>
          </table:table-cell>
          <table:table-cell office:value-type="float" office:value="87.83696">
            <text:p>87.84 ms</text:p>
          </table:table-cell>
          <table:table-cell office:value-type="float" office:value="89.0713">
            <text:p>89.07 ms</text:p>
          </table:table-cell>
          <table:table-cell office:value-type="float" office:value="87.390717">
            <text:p>87.39 ms</text:p>
          </table:table-cell>
          <table:table-cell office:value-type="float" office:value="100.507935">
            <text:p>100.51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table:formula="of:=[.I141]/[.O141]" office:value-type="percentage" office:value="0.0427854938271605">
            <text:p>4.28%</text:p>
          </table:table-cell>
          <table:table-cell office:value-type="float" office:value="116.311325">
            <text:p>116.31 ms</text:p>
          </table:table-cell>
          <table:table-cell office:value-type="float" office:value="115.886">
            <text:p>115.89 ms</text:p>
          </table:table-cell>
          <table:table-cell office:value-type="float" office:value="114.382622">
            <text:p>114.38 ms</text:p>
          </table:table-cell>
          <table:table-cell office:value-type="float" office:value="118.163612">
            <text:p>118.16 ms</text:p>
          </table:table-cell>
          <table:table-cell office:value-type="float" office:value="1109">
            <text:p>1109 kB</text:p>
          </table:table-cell>
          <table:table-cell office:value-type="float" office:value="36.1525">
            <text:p>36.15 dB</text:p>
          </table:table-cell>
          <table:table-cell office:value-type="float" office:value="86.43763">
            <text:p>86.44 ms</text:p>
          </table:table-cell>
          <table:table-cell office:value-type="float" office:value="86.9754">
            <text:p>86.98 ms</text:p>
          </table:table-cell>
          <table:table-cell office:value-type="float" office:value="85.608223">
            <text:p>85.61 ms</text:p>
          </table:table-cell>
          <table:table-cell office:value-type="float" office:value="91.937508">
            <text:p>91.94 ms</text:p>
          </table:table-cell>
          <table:table-cell office:value-type="float" office:value="25920">
            <text:p>25920 kB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table:formula="of:=[.I142]/[.O142]" office:value-type="percentage" office:value="0.0405478395061728">
            <text:p>4.05%</text:p>
          </table:table-cell>
          <table:table-cell office:value-type="float" office:value="114.450882">
            <text:p>114.45 ms</text:p>
          </table:table-cell>
          <table:table-cell office:value-type="float" office:value="114.762">
            <text:p>114.76 ms</text:p>
          </table:table-cell>
          <table:table-cell office:value-type="float" office:value="113.139359">
            <text:p>113.14 ms</text:p>
          </table:table-cell>
          <table:table-cell office:value-type="float" office:value="117.189278">
            <text:p>117.19 ms</text:p>
          </table:table-cell>
          <table:table-cell office:value-type="float" office:value="1051">
            <text:p>1051 kB</text:p>
          </table:table-cell>
          <table:table-cell office:value-type="float" office:value="35.7223">
            <text:p>35.72 dB</text:p>
          </table:table-cell>
          <table:table-cell office:value-type="float" office:value="85.551872">
            <text:p>85.55 ms</text:p>
          </table:table-cell>
          <table:table-cell office:value-type="float" office:value="85.4291">
            <text:p>85.43 ms</text:p>
          </table:table-cell>
          <table:table-cell office:value-type="float" office:value="84.897697">
            <text:p>84.90 ms</text:p>
          </table:table-cell>
          <table:table-cell office:value-type="float" office:value="86.031967">
            <text:p>86.03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table:formula="of:=[.I143]/[.O143]" office:value-type="percentage" office:value="0.037962962962963">
            <text:p>3.80%</text:p>
          </table:table-cell>
          <table:table-cell office:value-type="float" office:value="115.599678">
            <text:p>115.60 ms</text:p>
          </table:table-cell>
          <table:table-cell office:value-type="float" office:value="115.589">
            <text:p>115.59 ms</text:p>
          </table:table-cell>
          <table:table-cell office:value-type="float" office:value="114.622849">
            <text:p>114.62 ms</text:p>
          </table:table-cell>
          <table:table-cell office:value-type="float" office:value="116.89325">
            <text:p>116.89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84.324768">
            <text:p>84.32 ms</text:p>
          </table:table-cell>
          <table:table-cell office:value-type="float" office:value="84.3072">
            <text:p>84.31 ms</text:p>
          </table:table-cell>
          <table:table-cell office:value-type="float" office:value="83.616096">
            <text:p>83.62 ms</text:p>
          </table:table-cell>
          <table:table-cell office:value-type="float" office:value="84.794914">
            <text:p>84.79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table:formula="of:=[.I144]/[.O144]" office:value-type="percentage" office:value="0.0357253086419753">
            <text:p>3.57%</text:p>
          </table:table-cell>
          <table:table-cell office:value-type="float" office:value="115.781059">
            <text:p>115.78 ms</text:p>
          </table:table-cell>
          <table:table-cell office:value-type="float" office:value="115.904">
            <text:p>115.90 ms</text:p>
          </table:table-cell>
          <table:table-cell office:value-type="float" office:value="115.108002">
            <text:p>115.11 ms</text:p>
          </table:table-cell>
          <table:table-cell office:value-type="float" office:value="117.304642">
            <text:p>117.30 ms</text:p>
          </table:table-cell>
          <table:table-cell office:value-type="float" office:value="926">
            <text:p>926 kB</text:p>
          </table:table-cell>
          <table:table-cell office:value-type="float" office:value="34.7559">
            <text:p>34.76 dB</text:p>
          </table:table-cell>
          <table:table-cell office:value-type="float" office:value="82.574211">
            <text:p>82.57 ms</text:p>
          </table:table-cell>
          <table:table-cell office:value-type="float" office:value="82.4805">
            <text:p>82.48 ms</text:p>
          </table:table-cell>
          <table:table-cell office:value-type="float" office:value="82.06234">
            <text:p>82.06 ms</text:p>
          </table:table-cell>
          <table:table-cell office:value-type="float" office:value="82.951714">
            <text:p>82.95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table:formula="of:=[.I145]/[.O145]" office:value-type="percentage" office:value="0.0330246913580247">
            <text:p>3.30%</text:p>
          </table:table-cell>
          <table:table-cell office:value-type="float" office:value="115.057503">
            <text:p>115.06 ms</text:p>
          </table:table-cell>
          <table:table-cell office:value-type="float" office:value="115.715">
            <text:p>115.72 ms</text:p>
          </table:table-cell>
          <table:table-cell office:value-type="float" office:value="113.699135">
            <text:p>113.70 ms</text:p>
          </table:table-cell>
          <table:table-cell office:value-type="float" office:value="122.827171">
            <text:p>122.83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81.291008">
            <text:p>81.29 ms</text:p>
          </table:table-cell>
          <table:table-cell office:value-type="float" office:value="81.2291">
            <text:p>81.23 ms</text:p>
          </table:table-cell>
          <table:table-cell office:value-type="float" office:value="80.748993">
            <text:p>80.75 ms</text:p>
          </table:table-cell>
          <table:table-cell office:value-type="float" office:value="81.71875">
            <text:p>81.72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table:formula="of:=[.I146]/[.O146]" office:value-type="percentage" office:value="0.0302469135802469">
            <text:p>3.02%</text:p>
          </table:table-cell>
          <table:table-cell office:value-type="float" office:value="115.559036">
            <text:p>115.56 ms</text:p>
          </table:table-cell>
          <table:table-cell office:value-type="float" office:value="115.968">
            <text:p>115.97 ms</text:p>
          </table:table-cell>
          <table:table-cell office:value-type="float" office:value="112.911583">
            <text:p>112.91 ms</text:p>
          </table:table-cell>
          <table:table-cell office:value-type="float" office:value="120.302498">
            <text:p>120.30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79.812035">
            <text:p>79.81 ms</text:p>
          </table:table-cell>
          <table:table-cell office:value-type="float" office:value="79.6531">
            <text:p>79.65 ms</text:p>
          </table:table-cell>
          <table:table-cell office:value-type="float" office:value="78.900322">
            <text:p>78.90 ms</text:p>
          </table:table-cell>
          <table:table-cell office:value-type="float" office:value="80.266876">
            <text:p>80.27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table:formula="of:=[.I147]/[.O147]" office:value-type="percentage" office:value="0.0272376543209877">
            <text:p>2.72%</text:p>
          </table:table-cell>
          <table:table-cell office:value-type="float" office:value="113.644287">
            <text:p>113.64 ms</text:p>
          </table:table-cell>
          <table:table-cell office:value-type="float" office:value="113.974">
            <text:p>113.97 ms</text:p>
          </table:table-cell>
          <table:table-cell office:value-type="float" office:value="112.372704">
            <text:p>112.37 ms</text:p>
          </table:table-cell>
          <table:table-cell office:value-type="float" office:value="116.481277">
            <text:p>116.48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77.753151">
            <text:p>77.75 ms</text:p>
          </table:table-cell>
          <table:table-cell office:value-type="float" office:value="77.7993">
            <text:p>77.80 ms</text:p>
          </table:table-cell>
          <table:table-cell office:value-type="float" office:value="77.295006">
            <text:p>77.30 ms</text:p>
          </table:table-cell>
          <table:table-cell office:value-type="float" office:value="78.301987">
            <text:p>78.30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table:formula="of:=[.I148]/[.O148]" office:value-type="percentage" office:value="0.0240354938271605">
            <text:p>2.40%</text:p>
          </table:table-cell>
          <table:table-cell office:value-type="float" office:value="113.88723">
            <text:p>113.89 ms</text:p>
          </table:table-cell>
          <table:table-cell office:value-type="float" office:value="113.084">
            <text:p>113.08 ms</text:p>
          </table:table-cell>
          <table:table-cell office:value-type="float" office:value="111.081596">
            <text:p>111.08 ms</text:p>
          </table:table-cell>
          <table:table-cell office:value-type="float" office:value="114.648415">
            <text:p>114.65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76.397438">
            <text:p>76.40 ms</text:p>
          </table:table-cell>
          <table:table-cell office:value-type="float" office:value="76.2958">
            <text:p>76.30 ms</text:p>
          </table:table-cell>
          <table:table-cell office:value-type="float" office:value="75.695747">
            <text:p>75.70 ms</text:p>
          </table:table-cell>
          <table:table-cell office:value-type="float" office:value="76.929214">
            <text:p>76.93 ms</text:p>
          </table:table-cell>
          <table:table-cell office:value-type="float" office:value="25920">
            <text:p>25920 kB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table:formula="of:=[.I149]/[.O149]" office:value-type="percentage" office:value="0.0203703703703704">
            <text:p>2.04%</text:p>
          </table:table-cell>
          <table:table-cell office:value-type="float" office:value="114.514366">
            <text:p>114.51 ms</text:p>
          </table:table-cell>
          <table:table-cell office:value-type="float" office:value="114.26">
            <text:p>114.26 ms</text:p>
          </table:table-cell>
          <table:table-cell office:value-type="float" office:value="110.457085">
            <text:p>110.46 ms</text:p>
          </table:table-cell>
          <table:table-cell office:value-type="float" office:value="118.676193">
            <text:p>118.68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74.166786">
            <text:p>74.17 ms</text:p>
          </table:table-cell>
          <table:table-cell office:value-type="float" office:value="74.078">
            <text:p>74.08 ms</text:p>
          </table:table-cell>
          <table:table-cell office:value-type="float" office:value="73.430435">
            <text:p>73.43 ms</text:p>
          </table:table-cell>
          <table:table-cell office:value-type="float" office:value="74.778236">
            <text:p>74.78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5" table:formula="of:=[.I150]/[.O150]" office:value-type="percentage" office:value="0.0162422839506173">
            <text:p>1.62%</text:p>
          </table:table-cell>
          <table:table-cell table:style-name="ce20" office:value-type="float" office:value="113.080894">
            <text:p>113.08 ms</text:p>
          </table:table-cell>
          <table:table-cell table:style-name="ce24" office:value-type="float" office:value="112.949">
            <text:p>112.95 ms</text:p>
          </table:table-cell>
          <table:table-cell table:style-name="ce29" office:value-type="float" office:value="110.942947">
            <text:p>110.94 ms</text:p>
          </table:table-cell>
          <table:table-cell table:style-name="ce24" office:value-type="float" office:value="115.155617">
            <text:p>115.16 ms</text:p>
          </table:table-cell>
          <table:table-cell table:style-name="ce32" office:value-type="float" office:value="421">
            <text:p>421 kB</text:p>
          </table:table-cell>
          <table:table-cell table:style-name="ce35" office:value-type="float" office:value="25.6219">
            <text:p>25.62 dB</text:p>
          </table:table-cell>
          <table:table-cell table:style-name="ce39" office:value-type="float" office:value="71.127838">
            <text:p>71.13 ms</text:p>
          </table:table-cell>
          <table:table-cell table:style-name="ce29" office:value-type="float" office:value="71.1298">
            <text:p>71.13 ms</text:p>
          </table:table-cell>
          <table:table-cell table:style-name="ce24" office:value-type="float" office:value="70.62352">
            <text:p>70.62 ms</text:p>
          </table:table-cell>
          <table:table-cell table:style-name="ce29" office:value-type="float" office:value="71.477921">
            <text:p>71.48 ms</text:p>
          </table:table-cell>
          <table:table-cell table:style-name="ce32" office:value-type="float" office:value="25920">
            <text:p>25920 kB</text:p>
          </table:table-cell>
          <table:table-cell table:style-name="ce42" office:value-type="float" office:value="25.6613">
            <text:p>25.66 dB</text:p>
          </table:table-cell>
        </table:table-row>
        <table:table-row table:style-name="ro3" table:number-rows-repeated="24">
          <table:table-cell table:number-columns-repeated="2"/>
          <table:table-cell table:style-name="Default" table:number-columns-repeated="14"/>
        </table:table-row>
        <table:table-row table:style-name="ro4">
          <table:table-cell table:number-columns-repeated="2"/>
          <table:table-cell table:style-name="ce12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21"/>
          <table:table-cell table:style-name="ce26" table:number-columns-repeated="4"/>
          <table:table-cell table:style-name="ce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 ms</number:text>
    </number:number-style>
    <number:number-style style:name="N118">
      <number:number number:decimal-places="2" number:min-integer-digits="1"/>
      <number:text> dB</number:text>
    </number:number-style>
    <number:number-style style:name="N119">
      <number:number number:decimal-places="2" number:min-integer-digits="1"/>
      <number:text> kB</number:text>
    </number:number-style>
    <number:number-style style:name="N120">
      <number:number number:decimal-places="0" number:min-integer-digits="1"/>
      <number:text> Kb</number:text>
    </number:number-style>
    <number:number-style style:name="N121">
      <number:number number:decimal-places="0" number:min-integer-digits="1"/>
      <number:text> k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4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4:59:54</dc:date>
    <dc:creator>Martin Srom</dc:creator>
    <meta:editing-duration>PT01H37M46S</meta:editing-duration>
    <meta:editing-cycles>53</meta:editing-cycles>
    <meta:generator>OpenOffice.org/3.2$Unix OpenOffice.org_project/320m19$Build-9505</meta:generator>
    <meta:document-statistic meta:table-count="1" meta:cell-count="1788" meta:object-count="0"/>
  </office:meta>
</office:document-meta>
</file>